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7in" table:align="margins" fo:keep-with-next="always" style:writing-mode="lr-tb"/>
    </style:style>
    <style:style style:name="Table3.A" style:family="table-column">
      <style:table-column-properties style:column-width="1.3396in" style:rel-column-width="13106*"/>
    </style:style>
    <style:style style:name="Table3.B" style:family="table-column">
      <style:table-column-properties style:column-width="1.3403in" style:rel-column-width="13107*"/>
    </style:style>
    <style:style style:name="Table3.E" style:family="table-column">
      <style:table-column-properties style:column-width="1.3403in" style:rel-column-width="13109*"/>
    </style:style>
    <style:style style:name="Table3.A1" style:family="table-cell">
      <style:table-cell-properties fo:padding="0.0382in" fo:border="0.0139in solid #000000"/>
    </style:style>
    <style:style style:name="Table3.B1" style:family="table-cell">
      <style:table-cell-properties fo:padding="0.0382in" fo:border-left="0.0139in solid #000000" fo:border-right="none" fo:border-top="0.0139in solid #000000" fo:border-bottom="0.0139in solid #000000"/>
    </style:style>
    <style:style style:name="Table3.A2" style:family="table-cell">
      <style:table-cell-properties fo:padding="0.0382in" fo:border-left="0.0139in solid #000000" fo:border-right="0.0139in solid #000000" fo:border-top="none" fo:border-bottom="0.0139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139in solid #000000" fo:border-top="none" fo:border-bottom="0.0007in solid #000000"/>
    </style:style>
    <style:style style:name="Table3.B7" style:family="table-cell">
      <style:table-cell-properties fo:padding="0.0382in" fo:border-left="0.0007in solid #000000" fo:border-right="none" fo:border-top="none" fo:border-bottom="0.0139in solid #000000"/>
    </style:style>
    <style:style style:name="Table3.E7" style:family="table-cell">
      <style:table-cell-properties fo:padding="0.0382in" fo:border-left="0.0007in solid #000000" fo:border-right="0.0139in solid #000000" fo:border-top="none" fo:border-bottom="0.0139in solid #000000"/>
    </style:style>
    <style:style style:name="Table2" style:family="table">
      <style:table-properties style:width="6.7in" table:align="margins" fo:keep-with-next="always" style:writing-mode="lr-tb"/>
    </style:style>
    <style:style style:name="Table2.A" style:family="table-column">
      <style:table-column-properties style:column-width="1.1167in" style:rel-column-width="10922*"/>
    </style:style>
    <style:style style:name="Table2.F" style:family="table-column">
      <style:table-column-properties style:column-width="1.1167in" style:rel-column-width="10925*"/>
    </style:style>
    <style:style style:name="Table2.A1" style:family="table-cell">
      <style:table-cell-properties fo:padding="0.0382in" fo:border-left="0.0139in solid #000000" fo:border-right="none" fo:border-top="0.0139in solid #000000" fo:border-bottom="0.0139in solid #000000"/>
    </style:style>
    <style:style style:name="Table2.F1" style:family="table-cell">
      <style:table-cell-properties fo:padding="0.0382in" fo:border="0.0139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139in solid #000000" fo:border-top="none" fo:border-bottom="0.0007in solid #000000"/>
    </style:style>
    <style:style style:name="Table2.A3" style:family="table-cell">
      <style:table-cell-properties fo:padding="0.0382in" fo:border-left="0.0139in solid #000000" fo:border-right="0.0139in solid #000000" fo:border-top="none" fo:border-bottom="0.0139in solid #000000"/>
    </style:style>
    <style:style style:name="Table2.B7" style:family="table-cell">
      <style:table-cell-properties fo:padding="0.0382in" fo:border-left="0.0007in solid #000000" fo:border-right="none" fo:border-top="none" fo:border-bottom="0.0139in solid #000000"/>
    </style:style>
    <style:style style:name="Table2.F7" style:family="table-cell">
      <style:table-cell-properties fo:padding="0.0382in" fo:border-left="0.0007in solid #000000" fo:border-right="0.0139in solid #000000" fo:border-top="0.0007in solid #000000" fo:border-bottom="0.0139in solid #000000"/>
    </style:style>
    <style:style style:name="Table1" style:family="table">
      <style:table-properties style:width="6.6611in" table:align="left"/>
    </style:style>
    <style:style style:name="Table1.A" style:family="table-column">
      <style:table-column-properties style:column-width="1.7604in"/>
    </style:style>
    <style:style style:name="Table1.B" style:family="table-column">
      <style:table-column-properties style:column-width="1.5549in"/>
    </style:style>
    <style:style style:name="Table1.C" style:family="table-column">
      <style:table-column-properties style:column-width="1.7576in"/>
    </style:style>
    <style:style style:name="Table1.D" style:family="table-column">
      <style:table-column-properties style:column-width="1.5882in"/>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D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4" style:family="paragraph" style:parent-style-name="toc_20_1">
      <style:paragraph-properties style:writing-mode="lr-tb">
        <style:tab-stops>
          <style:tab-stop style:position="6.5244in" style:type="right" style:leader-style="dotted" style:leader-text="."/>
        </style:tab-stops>
      </style:paragraph-properties>
    </style:style>
    <style:style style:name="P5" style:family="paragraph" style:parent-style-name="Standard">
      <style:paragraph-properties fo:margin-left="0.3937in" fo:margin-right="0in" fo:line-height="100%" fo:text-indent="0in" style:auto-text-indent="false" style:writing-mode="lr-tb"/>
      <style:text-properties fo:font-size="10pt" style:font-size-asian="10pt" style:font-size-complex="10pt"/>
    </style:style>
    <style:style style:name="P6"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7"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8" style:family="paragraph" style:parent-style-name="Standard">
      <style:paragraph-properties fo:line-height="100%" fo:text-align="end" style:justify-single-word="false"/>
      <style:text-properties style:font-name="Arial" fo:font-size="16pt" style:font-size-asian="16pt" style:font-name-complex="Arial" style:font-size-complex="16pt"/>
    </style:style>
    <style:style style:name="P9" style:family="paragraph" style:parent-style-name="Standard">
      <style:paragraph-properties fo:line-height="100%" fo:text-align="center" style:justify-single-word="false"/>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P10" style:family="paragraph" style:parent-style-name="Standard">
      <style:paragraph-properties fo:line-height="100%" fo:text-align="center" style:justify-single-word="false"/>
      <style:text-properties fo:font-variant="small-caps" style:font-name="Arial" fo:font-size="20pt" fo:font-style="normal" fo:font-weight="normal" style:font-size-asian="20pt" style:font-style-asian="normal" style:font-weight-asian="normal" style:font-name-complex="Arial" style:font-size-complex="20pt" style:font-style-complex="normal" style:font-weight-complex="normal"/>
    </style:style>
    <style:style style:name="P11" style:family="paragraph" style:parent-style-name="Standard">
      <style:paragraph-properties fo:margin-left="0in" fo:margin-right="0in" fo:line-height="100%" fo:text-align="end" style:justify-single-word="false" fo:text-indent="0in" style:auto-text-indent="false"/>
      <style:text-properties style:font-name="Arial" fo:font-size="16pt" style:font-size-asian="16pt" style:font-name-complex="Arial" style:font-size-complex="16pt"/>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3.0965in" fo:margin-right="0in" fo:line-height="100%" fo:text-align="end" style:justify-single-word="false" fo:text-indent="0in" style:auto-text-indent="false">
        <style:tab-stops/>
      </style:paragraph-properties>
      <style:text-properties style:font-name="Arial" fo:font-size="16pt" style:font-size-asian="16pt" style:font-name-complex="Arial" style:font-size-complex="16pt"/>
    </style:style>
    <style:style style:name="P14" style:family="paragraph" style:parent-style-name="Standard">
      <style:paragraph-properties fo:margin-left="0in" fo:margin-right="0in" fo:text-indent="0.3902in" style:auto-text-indent="false" style:writing-mode="lr-tb"/>
    </style:style>
    <style:style style:name="P15" style:family="paragraph" style:parent-style-name="Standard">
      <style:paragraph-properties fo:margin-left="0in" fo:margin-right="0in" fo:text-align="justify" style:justify-single-word="false" fo:text-indent="0.3902in" style:auto-text-indent="false" style:writing-mode="lr-tb"/>
    </style:style>
    <style:style style:name="P16" style:family="paragraph" style:parent-style-name="Standard">
      <style:paragraph-properties fo:margin-left="0in" fo:margin-right="0in" fo:text-align="justify" style:justify-single-word="false" fo:text-indent="0.3902in" style:auto-text-indent="false" style:writing-mode="lr-tb">
        <style:tab-stops/>
      </style:paragraph-properties>
    </style:style>
    <style:style style:name="P17" style:family="paragraph" style:parent-style-name="Standard">
      <style:paragraph-properties fo:margin-left="0in" fo:margin-right="0in" fo:text-indent="0.3902in" style:auto-text-indent="false" style:writing-mode="lr-tb">
        <style:tab-stops/>
      </style:paragraph-properties>
    </style:style>
    <style:style style:name="P18" style:family="paragraph" style:parent-style-name="Standard">
      <style:paragraph-properties fo:margin-left="0in" fo:margin-right="0in" fo:text-align="center" style:justify-single-word="false" fo:text-indent="0.3902in" style:auto-text-indent="false" style:writing-mode="lr-tb">
        <style:tab-stops/>
      </style:paragraph-properties>
    </style:style>
    <style:style style:name="P19" style:family="paragraph" style:parent-style-name="Standard">
      <style:paragraph-properties fo:margin-left="0in" fo:margin-right="0in" fo:text-indent="0.3902in" style:auto-text-indent="false" style:writing-mode="lr-tb">
        <style:tab-stops>
          <style:tab-stop style:position="0.3882in"/>
          <style:tab-stop style:position="0.4071in"/>
        </style:tab-stops>
      </style:paragraph-properties>
    </style:style>
    <style:style style:name="P20" style:family="paragraph" style:parent-style-name="heading_20_1">
      <style:paragraph-properties fo:margin-left="0in" fo:margin-right="0in" fo:text-indent="0.3902in" style:auto-text-indent="false" style:writing-mode="lr-tb"/>
    </style:style>
    <style:style style:name="P21" style:family="paragraph" style:parent-style-name="heading_20_3">
      <style:paragraph-properties fo:margin-left="0in" fo:margin-right="0in" fo:text-indent="0.3902in" style:auto-text-indent="false" style:writing-mode="lr-tb"/>
    </style:style>
    <style:style style:name="P22" style:family="paragraph" style:parent-style-name="heading_20_2">
      <style:paragraph-properties fo:margin-left="0in" fo:margin-right="0in" fo:text-indent="0.3902in" style:auto-text-indent="false" style:writing-mode="lr-tb"/>
    </style:style>
    <style:style style:name="P23" style:family="paragraph" style:parent-style-name="Standard">
      <style:paragraph-properties fo:margin-left="0in" fo:margin-right="0in" fo:text-indent="0.3902in" style:auto-text-indent="false"/>
    </style:style>
    <style:style style:name="P24" style:family="paragraph" style:parent-style-name="Standard">
      <style:paragraph-properties fo:margin-left="0in" fo:margin-right="0in" fo:text-align="justify" style:justify-single-word="false" fo:text-indent="0.3902in" style:auto-text-indent="false"/>
    </style:style>
    <style:style style:name="P25" style:family="paragraph" style:parent-style-name="Standard">
      <style:paragraph-properties fo:margin-left="0in" fo:margin-right="0in" fo:text-align="justify" style:justify-single-word="false" fo:text-indent="0.3902in" style:auto-text-indent="false">
        <style:tab-stops/>
      </style:paragraph-properties>
    </style:style>
    <style:style style:name="P26" style:family="paragraph" style:parent-style-name="Standard">
      <style:paragraph-properties fo:margin-left="0in" fo:margin-right="0in" fo:text-align="justify" style:justify-single-word="false" fo:text-indent="0.3902in" style:auto-text-indent="false">
        <style:tab-stops>
          <style:tab-stop style:position="0.4071in"/>
        </style:tab-stops>
      </style:paragraph-properties>
    </style:style>
    <style:style style:name="P27" style:family="paragraph" style:parent-style-name="Standard">
      <style:paragraph-properties fo:margin-left="0in" fo:margin-right="0in" fo:text-align="justify" style:justify-single-word="false" fo:text-indent="0.3902in" style:auto-text-indent="false"/>
      <style:text-properties style:use-window-font-color="true"/>
    </style:style>
    <style:style style:name="P28" style:family="paragraph" style:parent-style-name="Standard">
      <style:paragraph-properties fo:margin-left="0in" fo:margin-right="0in" fo:orphans="2" fo:text-indent="0.3902in" style:auto-text-indent="false" style:shadow="none">
        <style:tab-stops/>
      </style:paragraph-properties>
    </style:style>
    <style:style style:name="P29" style:family="paragraph" style:parent-style-name="Standard">
      <style:paragraph-properties fo:margin-left="0in" fo:margin-right="0in" fo:text-indent="0.3902in" style:auto-text-indent="false" fo:break-before="page"/>
    </style:style>
    <style:style style:name="P30" style:family="paragraph" style:parent-style-name="heading_20_1">
      <style:paragraph-properties fo:margin-left="0in" fo:margin-right="0in" fo:text-indent="0.3902in" style:auto-text-indent="false" fo:break-before="page" style:writing-mode="lr-tb"/>
    </style:style>
    <style:style style:name="P31" style:family="paragraph" style:parent-style-name="Stolen">
      <style:paragraph-properties fo:margin-left="0in" fo:margin-right="0in" fo:text-indent="0.3902in" style:auto-text-indent="false"/>
    </style:style>
    <style:style style:name="P32" style:family="paragraph" style:parent-style-name="Stolen">
      <style:paragraph-properties fo:margin-left="0in" fo:margin-right="0in" fo:text-align="center" style:justify-single-word="false" fo:text-indent="0.3902in" style:auto-text-indent="false"/>
    </style:style>
    <style:style style:name="P33" style:family="paragraph" style:parent-style-name="Table_20_Contents">
      <style:paragraph-properties fo:margin-left="0in" fo:margin-right="0in" fo:text-align="center" style:justify-single-word="false" fo:text-indent="0.3902in" style:auto-text-indent="false"/>
    </style:style>
    <style:style style:name="P34" style:family="paragraph" style:parent-style-name="Таблица">
      <style:paragraph-properties fo:margin-left="0in" fo:margin-right="0in" fo:text-indent="0.3902in" style:auto-text-indent="false"/>
    </style:style>
    <style:style style:name="P35" style:family="paragraph" style:parent-style-name="Standard" style:master-page-name="First_20_Page">
      <style:paragraph-properties fo:line-height="100%" fo:text-align="center" style:justify-single-word="false" style:page-number="auto"/>
      <style:text-properties style:font-name="Arial" fo:font-size="16pt" style:font-size-asian="16pt" style:font-name-complex="Arial" style:font-size-complex="16pt"/>
    </style:style>
    <style:style style:name="P36" style:family="paragraph" style:parent-style-name="Standard" style:list-style-name="L75">
      <style:paragraph-properties fo:text-align="justify" style:justify-single-word="false"/>
    </style:style>
    <style:style style:name="P37" style:family="paragraph" style:parent-style-name="Standard">
      <style:paragraph-properties fo:margin-left="0in" fo:margin-right="0in" fo:text-indent="0.3902in" style:auto-text-indent="false" style:writing-mode="lr-tb"/>
    </style:style>
    <style:style style:name="P38" style:family="paragraph" style:parent-style-name="Standard" style:list-style-name="L3">
      <style:paragraph-properties fo:margin-left="0in" fo:margin-right="0in" fo:text-align="justify" style:justify-single-word="false" fo:text-indent="0.3902in" style:auto-text-indent="false" style:writing-mode="lr-tb"/>
    </style:style>
    <style:style style:name="P39" style:family="paragraph" style:parent-style-name="Standard" style:list-style-name="L4">
      <style:paragraph-properties fo:margin-left="0in" fo:margin-right="0in" fo:text-align="justify" style:justify-single-word="false" fo:text-indent="0.3902in" style:auto-text-indent="false" style:writing-mode="lr-tb">
        <style:tab-stops/>
      </style:paragraph-properties>
    </style:style>
    <style:style style:name="P40" style:family="paragraph" style:parent-style-name="Standard">
      <style:paragraph-properties fo:margin-left="0in" fo:margin-right="0in" fo:text-indent="0.3902in" style:auto-text-indent="false"/>
    </style:style>
    <style:style style:name="P41" style:family="paragraph" style:parent-style-name="Standard">
      <style:paragraph-properties fo:margin-left="0in" fo:margin-right="0in" fo:text-align="justify" style:justify-single-word="false" fo:text-indent="0.3902in" style:auto-text-indent="false"/>
    </style:style>
    <style:style style:name="P42" style:family="paragraph" style:parent-style-name="Standard" style:list-style-name="L3">
      <style:paragraph-properties fo:margin-left="0in" fo:margin-right="0in" fo:text-align="justify" style:justify-single-word="false" fo:text-indent="0.3902in" style:auto-text-indent="false">
        <style:tab-stops/>
      </style:paragraph-properties>
    </style:style>
    <style:style style:name="P43" style:family="paragraph" style:parent-style-name="Standard" style:list-style-name="L4">
      <style:paragraph-properties fo:margin-left="0in" fo:margin-right="0in" fo:text-align="justify" style:justify-single-word="false" fo:text-indent="0.3902in" style:auto-text-indent="false">
        <style:tab-stops/>
      </style:paragraph-properties>
    </style:style>
    <style:style style:name="P44" style:family="paragraph" style:parent-style-name="Standard" style:list-style-name="L30">
      <style:paragraph-properties fo:margin-left="0in" fo:margin-right="0in" fo:text-align="justify" style:justify-single-word="false" fo:text-indent="0.3902in" style:auto-text-indent="false">
        <style:tab-stops/>
      </style:paragraph-properties>
    </style:style>
    <style:style style:name="P45" style:family="paragraph" style:parent-style-name="Standard" style:list-style-name="L31">
      <style:paragraph-properties fo:margin-left="0in" fo:margin-right="0in" fo:text-align="justify" style:justify-single-word="false" fo:text-indent="0.3902in" style:auto-text-indent="false">
        <style:tab-stops/>
      </style:paragraph-properties>
    </style:style>
    <style:style style:name="P46" style:family="paragraph" style:parent-style-name="Standard" style:list-style-name="L35">
      <style:paragraph-properties fo:margin-left="0in" fo:margin-right="0in" fo:text-align="justify" style:justify-single-word="false" fo:text-indent="0.3902in" style:auto-text-indent="false">
        <style:tab-stops/>
      </style:paragraph-properties>
    </style:style>
    <style:style style:name="P47" style:family="paragraph" style:parent-style-name="Standard" style:list-style-name="L36">
      <style:paragraph-properties fo:margin-left="0in" fo:margin-right="0in" fo:text-align="justify" style:justify-single-word="false" fo:text-indent="0.3902in" style:auto-text-indent="false">
        <style:tab-stops/>
      </style:paragraph-properties>
    </style:style>
    <style:style style:name="P48" style:family="paragraph" style:parent-style-name="Standard" style:list-style-name="L37">
      <style:paragraph-properties fo:margin-left="0in" fo:margin-right="0in" fo:text-align="justify" style:justify-single-word="false" fo:text-indent="0.3902in" style:auto-text-indent="false">
        <style:tab-stops/>
      </style:paragraph-properties>
    </style:style>
    <style:style style:name="P49" style:family="paragraph" style:parent-style-name="Standard" style:list-style-name="L38">
      <style:paragraph-properties fo:margin-left="0in" fo:margin-right="0in" fo:text-align="justify" style:justify-single-word="false" fo:text-indent="0.3902in" style:auto-text-indent="false">
        <style:tab-stops/>
      </style:paragraph-properties>
    </style:style>
    <style:style style:name="P50" style:family="paragraph" style:parent-style-name="Standard" style:list-style-name="L5">
      <style:paragraph-properties fo:margin-left="0in" fo:margin-right="0in" fo:text-align="justify" style:justify-single-word="false" fo:text-indent="0.3902in" style:auto-text-indent="false">
        <style:tab-stops>
          <style:tab-stop style:position="0.4071in"/>
        </style:tab-stops>
      </style:paragraph-properties>
    </style:style>
    <style:style style:name="P51" style:family="paragraph" style:parent-style-name="Standard" style:list-style-name="L29">
      <style:paragraph-properties fo:margin-left="0in" fo:margin-right="0in" fo:text-align="justify" style:justify-single-word="false" fo:text-indent="0.3902in" style:auto-text-indent="false"/>
    </style:style>
    <style:style style:name="P52" style:family="paragraph" style:parent-style-name="Standard" style:list-style-name="L32">
      <style:paragraph-properties fo:margin-left="0in" fo:margin-right="0in" fo:text-align="justify" style:justify-single-word="false" fo:text-indent="0.3902in" style:auto-text-indent="false"/>
    </style:style>
    <style:style style:name="P53" style:family="paragraph" style:parent-style-name="Standard" style:list-style-name="L34">
      <style:paragraph-properties fo:margin-left="0in" fo:margin-right="0in" fo:text-align="justify" style:justify-single-word="false" fo:text-indent="0.3902in" style:auto-text-indent="false"/>
    </style:style>
    <style:style style:name="P54" style:family="paragraph" style:parent-style-name="Standard" style:list-style-name="L39">
      <style:paragraph-properties fo:margin-left="0in" fo:margin-right="0in" fo:text-align="justify" style:justify-single-word="false" fo:text-indent="0.3902in" style:auto-text-indent="false"/>
    </style:style>
    <style:style style:name="P55" style:family="paragraph" style:parent-style-name="Standard" style:list-style-name="L40">
      <style:paragraph-properties fo:margin-left="0in" fo:margin-right="0in" fo:text-align="justify" style:justify-single-word="false" fo:text-indent="0.3902in" style:auto-text-indent="false"/>
    </style:style>
    <style:style style:name="P56" style:family="paragraph" style:parent-style-name="Standard" style:list-style-name="L45">
      <style:paragraph-properties fo:margin-left="0in" fo:margin-right="0in" fo:text-align="justify" style:justify-single-word="false" fo:text-indent="0.3902in" style:auto-text-indent="false"/>
    </style:style>
    <style:style style:name="P57" style:family="paragraph" style:parent-style-name="Standard" style:list-style-name="L7">
      <style:paragraph-properties fo:margin-left="0in" fo:margin-right="0in" fo:text-indent="0.3902in" style:auto-text-indent="false"/>
    </style:style>
    <style:style style:name="P58" style:family="paragraph" style:parent-style-name="Standard" style:list-style-name="L47">
      <style:paragraph-properties fo:margin-left="0in" fo:margin-right="0in" fo:text-indent="0.3902in" style:auto-text-indent="false"/>
    </style:style>
    <style:style style:name="P59" style:family="paragraph" style:parent-style-name="Standard" style:list-style-name="L48">
      <style:paragraph-properties fo:margin-left="0in" fo:margin-right="0in" fo:text-indent="0.3902in" style:auto-text-indent="false"/>
    </style:style>
    <style:style style:name="P60" style:family="paragraph" style:parent-style-name="Standard" style:list-style-name="L49">
      <style:paragraph-properties fo:margin-left="0in" fo:margin-right="0in" fo:text-align="start" style:justify-single-word="false" fo:text-indent="0.3902in" style:auto-text-indent="false"/>
    </style:style>
    <style:style style:name="P61" style:family="paragraph" style:parent-style-name="Standard" style:list-style-name="L49">
      <style:paragraph-properties fo:margin-left="0in" fo:margin-right="0in" fo:text-indent="0.3902in" style:auto-text-indent="false"/>
    </style:style>
    <style:style style:name="P62" style:family="paragraph" style:parent-style-name="Standard" style:list-style-name="L50">
      <style:paragraph-properties fo:margin-left="0in" fo:margin-right="0in" fo:text-indent="0.3902in" style:auto-text-indent="false"/>
    </style:style>
    <style:style style:name="P63" style:family="paragraph" style:parent-style-name="Standard" style:list-style-name="L51">
      <style:paragraph-properties fo:margin-left="0in" fo:margin-right="0in" fo:text-indent="0.3902in" style:auto-text-indent="false"/>
    </style:style>
    <style:style style:name="P64" style:family="paragraph" style:parent-style-name="Standard" style:list-style-name="L52">
      <style:paragraph-properties fo:margin-left="0in" fo:margin-right="0in" fo:text-indent="0.3902in" style:auto-text-indent="false"/>
    </style:style>
    <style:style style:name="P65" style:family="paragraph" style:parent-style-name="Standard" style:list-style-name="L53">
      <style:paragraph-properties fo:margin-left="0in" fo:margin-right="0in" fo:text-indent="0.3902in" style:auto-text-indent="false"/>
    </style:style>
    <style:style style:name="P66" style:family="paragraph" style:parent-style-name="Standard" style:list-style-name="L54">
      <style:paragraph-properties fo:margin-left="0in" fo:margin-right="0in" fo:text-indent="0.3902in" style:auto-text-indent="false"/>
    </style:style>
    <style:style style:name="P67" style:family="paragraph" style:parent-style-name="Standard" style:list-style-name="L56">
      <style:paragraph-properties fo:margin-left="0in" fo:margin-right="0in" fo:text-indent="0.3902in" style:auto-text-indent="false"/>
    </style:style>
    <style:style style:name="P68" style:family="paragraph" style:parent-style-name="Standard" style:list-style-name="L58">
      <style:paragraph-properties fo:margin-left="0in" fo:margin-right="0in" fo:text-indent="0.3902in" style:auto-text-indent="false"/>
    </style:style>
    <style:style style:name="P69" style:family="paragraph" style:parent-style-name="Standard">
      <style:paragraph-properties fo:margin-left="0in" fo:margin-right="0in" fo:text-align="justify" style:justify-single-word="false" fo:orphans="2" fo:text-indent="0.3902in" style:auto-text-indent="false" style:shadow="none">
        <style:tab-stops/>
      </style:paragraph-properties>
    </style:style>
    <style:style style:name="P70" style:family="paragraph" style:parent-style-name="Standard">
      <style:paragraph-properties fo:margin-left="0in" fo:margin-right="0in" fo:orphans="2" fo:text-indent="0.3902in" style:auto-text-indent="false" style:shadow="none">
        <style:tab-stops/>
      </style:paragraph-properties>
      <style:text-properties fo:font-weight="bold" style:font-weight-asian="bold" style:font-weight-complex="bold"/>
    </style:style>
    <style:style style:name="P71" style:family="paragraph" style:parent-style-name="Standard">
      <style:paragraph-properties fo:margin-left="0in" fo:margin-right="0in" fo:orphans="2" fo:text-indent="0.3902in" style:auto-text-indent="false" style:shadow="none">
        <style:tab-stops/>
      </style:paragraph-properties>
    </style:style>
    <style:style style:name="P72" style:family="paragraph" style:parent-style-name="Standard" style:list-style-name="L6">
      <style:paragraph-properties fo:line-height="100%" style:writing-mode="lr-tb"/>
    </style:style>
    <style:style style:name="P73" style:family="paragraph" style:parent-style-name="Standard">
      <style:paragraph-properties fo:margin-left="0in" fo:margin-right="0in" fo:text-align="justify" style:justify-single-word="false" fo:text-indent="0in" style:auto-text-indent="false" style:writing-mode="lr-tb"/>
    </style:style>
    <style:style style:name="P74" style:family="paragraph" style:parent-style-name="Text_20_body" style:list-style-name="L76">
      <style:text-properties fo:font-weight="bold" style:font-weight-asian="bold" style:font-weight-complex="bold"/>
    </style:style>
    <style:style style:name="P75" style:family="paragraph" style:parent-style-name="Text_20_body" style:list-style-name="L73"/>
    <style:style style:name="P76" style:family="paragraph" style:parent-style-name="Text_20_body" style:list-style-name="L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7" style:family="paragraph" style:parent-style-name="Text_20_body" style:list-style-name="L1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8" style:family="paragraph" style:parent-style-name="Text_20_body" style:list-style-name="L1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9" style:family="paragraph" style:parent-style-name="Text_20_body" style:list-style-name="L1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0" style:family="paragraph" style:parent-style-name="Text_20_body" style:list-style-name="L1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1" style:family="paragraph" style:parent-style-name="Text_20_body" style:list-style-name="L15">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2" style:family="paragraph" style:parent-style-name="Text_20_body" style:list-style-name="L1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3" style:family="paragraph" style:parent-style-name="Text_20_body" style:list-style-name="L18">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4" style:family="paragraph" style:parent-style-name="Text_20_body" style:list-style-name="L1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5" style:family="paragraph" style:parent-style-name="Text_20_body" style:list-style-name="L2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6" style:family="paragraph" style:parent-style-name="Text_20_body" style:list-style-name="L2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7" style:family="paragraph" style:parent-style-name="Text_20_body" style:list-style-name="L22">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8" style:family="paragraph" style:parent-style-name="Text_20_body" style:list-style-name="L2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9" style:family="paragraph" style:parent-style-name="Text_20_body" style:list-style-name="L2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90" style:family="paragraph" style:parent-style-name="Text_20_body" style:list-style-name="L26">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91" style:family="paragraph" style:parent-style-name="Text_20_body" style:list-style-name="L2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92" style:family="paragraph" style:parent-style-name="Text_20_body" style:list-style-name="L60">
      <style:paragraph-properties fo:margin-left="0in" fo:margin-right="0in" fo:margin-top="0in" fo:margin-bottom="0in" fo:text-indent="0.3902in" style:auto-text-indent="false"/>
    </style:style>
    <style:style style:name="P93" style:family="paragraph" style:parent-style-name="Text_20_body" style:list-style-name="L60">
      <style:paragraph-properties fo:margin-left="0in" fo:margin-right="0in" fo:margin-top="0in" fo:margin-bottom="0in" fo:text-indent="0.3902in" style:auto-text-indent="false"/>
      <style:text-properties fo:font-weight="bold" style:font-weight-asian="bold" style:font-weight-complex="bold"/>
    </style:style>
    <style:style style:name="P94" style:family="paragraph" style:parent-style-name="Text_20_body" style:list-style-name="L61">
      <style:paragraph-properties fo:margin-left="0in" fo:margin-right="0in" fo:margin-top="0in" fo:margin-bottom="0in" fo:text-indent="0.3902in" style:auto-text-indent="false"/>
      <style:text-properties fo:font-weight="bold" style:font-weight-asian="bold" style:font-weight-complex="bold"/>
    </style:style>
    <style:style style:name="P95" style:family="paragraph" style:parent-style-name="Text_20_body" style:list-style-name="L62">
      <style:paragraph-properties fo:margin-left="0in" fo:margin-right="0in" fo:margin-top="0in" fo:margin-bottom="0in" fo:text-indent="0.3902in" style:auto-text-indent="false"/>
      <style:text-properties fo:font-weight="bold" style:font-weight-asian="bold" style:font-weight-complex="bold"/>
    </style:style>
    <style:style style:name="P96" style:family="paragraph" style:parent-style-name="Text_20_body" style:list-style-name="L66">
      <style:paragraph-properties fo:margin-left="0in" fo:margin-right="0in" fo:margin-top="0in" fo:margin-bottom="0in" fo:text-indent="0.3902in" style:auto-text-indent="false"/>
      <style:text-properties fo:font-weight="bold" style:font-weight-asian="bold" style:font-weight-complex="bold"/>
    </style:style>
    <style:style style:name="P97" style:family="paragraph" style:parent-style-name="Text_20_body" style:list-style-name="L61">
      <style:paragraph-properties fo:margin-left="0in" fo:margin-right="0in" fo:margin-top="0in" fo:margin-bottom="0in" fo:text-indent="0.3902in" style:auto-text-indent="false"/>
    </style:style>
    <style:style style:name="P98" style:family="paragraph" style:parent-style-name="Text_20_body" style:list-style-name="L62">
      <style:paragraph-properties fo:margin-left="0in" fo:margin-right="0in" fo:margin-top="0in" fo:margin-bottom="0in" fo:text-indent="0.3902in" style:auto-text-indent="false"/>
    </style:style>
    <style:style style:name="P99" style:family="paragraph" style:parent-style-name="Text_20_body" style:list-style-name="L63">
      <style:paragraph-properties fo:margin-left="0in" fo:margin-right="0in" fo:margin-top="0in" fo:margin-bottom="0in" fo:text-indent="0.3902in" style:auto-text-indent="false"/>
    </style:style>
    <style:style style:name="P100" style:family="paragraph" style:parent-style-name="Text_20_body" style:list-style-name="L64">
      <style:paragraph-properties fo:margin-left="0in" fo:margin-right="0in" fo:margin-top="0in" fo:margin-bottom="0in" fo:text-indent="0.3902in" style:auto-text-indent="false"/>
    </style:style>
    <style:style style:name="P101" style:family="paragraph" style:parent-style-name="Text_20_body" style:list-style-name="L65">
      <style:paragraph-properties fo:margin-left="0in" fo:margin-right="0in" fo:margin-top="0in" fo:margin-bottom="0in" fo:text-indent="0.3902in" style:auto-text-indent="false"/>
    </style:style>
    <style:style style:name="P102" style:family="paragraph" style:parent-style-name="Text_20_body" style:list-style-name="L66">
      <style:paragraph-properties fo:margin-left="0in" fo:margin-right="0in" fo:margin-top="0in" fo:margin-bottom="0in" fo:text-indent="0.3902in" style:auto-text-indent="false"/>
    </style:style>
    <style:style style:name="P103" style:family="paragraph" style:parent-style-name="Text_20_body" style:list-style-name="L71">
      <style:paragraph-properties fo:margin-left="0in" fo:margin-right="0in" fo:margin-top="0in" fo:margin-bottom="0in" fo:text-indent="0.3902in" style:auto-text-indent="false"/>
    </style:style>
    <style:style style:name="P104" style:family="paragraph" style:parent-style-name="Text_20_body">
      <style:paragraph-properties fo:margin-left="0in" fo:margin-right="0in" fo:text-indent="0.3902in" style:auto-text-indent="false"/>
    </style:style>
    <style:style style:name="P105" style:family="paragraph" style:parent-style-name="Text_20_body" style:list-style-name="L12">
      <style:paragraph-properties fo:margin-left="0in" fo:margin-right="0in" fo:text-align="justify" style:justify-single-word="false" fo:text-indent="0.3902in" style:auto-text-indent="false"/>
      <style:text-properties fo:font-weight="normal" style:font-weight-asian="normal" style:font-weight-complex="normal"/>
    </style:style>
    <style:style style:name="P106" style:family="paragraph" style:parent-style-name="Text_20_body" style:list-style-name="L13">
      <style:paragraph-properties fo:margin-left="0in" fo:margin-right="0in" fo:text-align="justify" style:justify-single-word="false" fo:text-indent="0.3902in" style:auto-text-indent="false"/>
      <style:text-properties fo:font-weight="normal" style:font-weight-asian="normal" style:font-weight-complex="normal"/>
    </style:style>
    <style:style style:name="P107" style:family="paragraph" style:parent-style-name="Text_20_body" style:list-style-name="L16">
      <style:paragraph-properties fo:margin-left="0in" fo:margin-right="0in" fo:text-align="justify" style:justify-single-word="false" fo:text-indent="0.3902in" style:auto-text-indent="false"/>
      <style:text-properties fo:font-weight="normal" style:font-weight-asian="normal" style:font-weight-complex="normal"/>
    </style:style>
    <style:style style:name="P108" style:family="paragraph" style:parent-style-name="Text_20_body" style:list-style-name="L17">
      <style:paragraph-properties fo:margin-left="0in" fo:margin-right="0in" fo:text-align="justify" style:justify-single-word="false" fo:text-indent="0.3902in" style:auto-text-indent="false"/>
      <style:text-properties fo:font-weight="normal" style:font-weight-asian="normal" style:font-weight-complex="normal"/>
    </style:style>
    <style:style style:name="P109" style:family="paragraph" style:parent-style-name="Text_20_body" style:list-style-name="L25">
      <style:paragraph-properties fo:margin-left="0in" fo:margin-right="0in" fo:text-align="justify" style:justify-single-word="false" fo:text-indent="0.3902in" style:auto-text-indent="false"/>
      <style:text-properties fo:font-weight="normal" style:font-weight-asian="normal" style:font-weight-complex="normal"/>
    </style:style>
    <style:style style:name="P110" style:family="paragraph" style:parent-style-name="Text_20_body" style:list-style-name="L28">
      <style:paragraph-properties fo:margin-left="0in" fo:margin-right="0in" fo:text-align="justify" style:justify-single-word="false" fo:text-indent="0.3902in" style:auto-text-indent="false"/>
      <style:text-properties fo:font-weight="normal" style:font-weight-asian="normal" style:font-weight-complex="normal"/>
    </style:style>
    <style:style style:name="P111" style:family="paragraph" style:parent-style-name="Text_20_body" style:list-style-name="L60">
      <style:paragraph-properties fo:margin-left="0in" fo:margin-right="0in" fo:text-indent="0.3902in" style:auto-text-indent="false"/>
    </style:style>
    <style:style style:name="P112" style:family="paragraph" style:parent-style-name="Text_20_body" style:list-style-name="L61">
      <style:paragraph-properties fo:margin-left="0in" fo:margin-right="0in" fo:text-indent="0.3902in" style:auto-text-indent="false"/>
    </style:style>
    <style:style style:name="P113" style:family="paragraph" style:parent-style-name="Text_20_body" style:list-style-name="L62">
      <style:paragraph-properties fo:margin-left="0in" fo:margin-right="0in" fo:text-indent="0.3902in" style:auto-text-indent="false"/>
    </style:style>
    <style:style style:name="P114" style:family="paragraph" style:parent-style-name="Text_20_body" style:list-style-name="L63">
      <style:paragraph-properties fo:margin-left="0in" fo:margin-right="0in" fo:text-indent="0.3902in" style:auto-text-indent="false"/>
    </style:style>
    <style:style style:name="P115" style:family="paragraph" style:parent-style-name="Text_20_body" style:list-style-name="L64">
      <style:paragraph-properties fo:margin-left="0in" fo:margin-right="0in" fo:text-indent="0.3902in" style:auto-text-indent="false"/>
      <style:text-properties fo:font-weight="bold" style:font-weight-asian="bold" style:font-weight-complex="bold"/>
    </style:style>
    <style:style style:name="P116" style:family="paragraph" style:parent-style-name="Text_20_body" style:list-style-name="L65">
      <style:paragraph-properties fo:margin-left="0in" fo:margin-right="0in" fo:text-indent="0.3902in" style:auto-text-indent="false"/>
    </style:style>
    <style:style style:name="P117" style:family="paragraph" style:parent-style-name="Text_20_body" style:list-style-name="L66">
      <style:paragraph-properties fo:margin-left="0in" fo:margin-right="0in" fo:text-indent="0.3902in" style:auto-text-indent="false"/>
    </style:style>
    <style:style style:name="P118" style:family="paragraph" style:parent-style-name="Text_20_body" style:list-style-name="L70">
      <style:paragraph-properties fo:margin-left="0in" fo:margin-right="0in" fo:text-indent="0.3902in" style:auto-text-indent="false"/>
    </style:style>
    <style:style style:name="P119" style:family="paragraph" style:parent-style-name="Text_20_body" style:list-style-name="L71">
      <style:paragraph-properties fo:margin-left="0in" fo:margin-right="0in" fo:text-indent="0.3902in" style:auto-text-indent="false"/>
    </style:style>
    <style:style style:name="P120" style:family="paragraph" style:parent-style-name="Text_20_body" style:list-style-name="L72">
      <style:paragraph-properties fo:margin-left="0in" fo:margin-right="0in" fo:text-indent="0.3902in" style:auto-text-indent="false"/>
    </style:style>
    <style:style style:name="P121" style:family="paragraph" style:parent-style-name="Text_20_body">
      <style:paragraph-properties fo:margin-left="0in" fo:margin-right="0in" fo:text-align="justify" style:justify-single-word="false" fo:orphans="2" fo:text-indent="0.3902in" style:auto-text-indent="false" style:shadow="none">
        <style:tab-stops/>
      </style:paragraph-properties>
    </style:style>
    <style:style style:name="P122" style:family="paragraph" style:parent-style-name="Text_20_body" style:list-style-name="L73">
      <style:paragraph-properties fo:margin-top="0in" fo:margin-bottom="0in"/>
    </style:style>
    <style:style style:name="P123" style:family="paragraph" style:parent-style-name="Text_20_body">
      <style:paragraph-properties fo:margin-left="0.3783in" fo:margin-right="0in" fo:text-indent="0in" style:auto-text-indent="false"/>
    </style:style>
    <style:style style:name="P124" style:family="paragraph" style:parent-style-name="heading_20_1" style:list-style-name="L33">
      <style:paragraph-properties fo:margin-left="0in" fo:margin-right="0in" fo:text-indent="0.3902in" style:auto-text-indent="false" style:writing-mode="lr-tb">
        <style:tab-stops/>
      </style:paragraph-properties>
    </style:style>
    <style:style style:name="P125" style:family="paragraph" style:parent-style-name="heading_20_1" style:list-style-name="L59">
      <style:paragraph-properties fo:margin-left="0in" fo:margin-right="0in" fo:text-indent="0.3902in" style:auto-text-indent="false" style:writing-mode="lr-tb"/>
    </style:style>
    <style:style style:name="P126" style:family="paragraph" style:parent-style-name="heading_20_1" style:list-style-name="">
      <style:paragraph-properties fo:margin-left="0in" fo:margin-right="0in" fo:text-indent="0.4071in" style:auto-text-indent="false" style:writing-mode="lr-tb"/>
    </style:style>
    <style:style style:name="P127" style:family="paragraph" style:parent-style-name="heading_20_1">
      <style:paragraph-properties fo:margin-left="0in" fo:margin-right="0in" fo:text-indent="0.3882in" style:auto-text-indent="false" style:writing-mode="lr-tb"/>
    </style:style>
    <style:style style:name="P128" style:family="paragraph" style:parent-style-name="heading_20_2">
      <style:paragraph-properties fo:margin-left="0in" fo:margin-right="0in" fo:text-indent="0.3902in" style:auto-text-indent="false" style:writing-mode="lr-tb"/>
    </style:style>
    <style:style style:name="P129" style:family="paragraph" style:parent-style-name="heading_20_2" style:list-style-name="L1">
      <style:paragraph-properties fo:margin-left="0in" fo:margin-right="0in" fo:text-indent="0.3902in" style:auto-text-indent="false" style:writing-mode="lr-tb"/>
    </style:style>
    <style:style style:name="P130" style:family="paragraph" style:parent-style-name="heading_20_2" style:list-style-name="L2">
      <style:paragraph-properties fo:margin-left="0in" fo:margin-right="0in" fo:text-indent="0.3902in" style:auto-text-indent="false" style:writing-mode="lr-tb"/>
    </style:style>
    <style:style style:name="P131" style:family="paragraph" style:parent-style-name="heading_20_2" style:list-style-name="L8">
      <style:paragraph-properties fo:margin-left="0in" fo:margin-right="0in" fo:text-indent="0.3902in" style:auto-text-indent="false" style:writing-mode="lr-tb"/>
    </style:style>
    <style:style style:name="P132" style:family="paragraph" style:parent-style-name="heading_20_2" style:list-style-name="L44">
      <style:paragraph-properties fo:margin-left="0in" fo:margin-right="0in" fo:text-align="justify" style:justify-single-word="false" fo:text-indent="0.3902in" style:auto-text-indent="false" style:writing-mode="lr-tb"/>
    </style:style>
    <style:style style:name="P133" style:family="paragraph" style:parent-style-name="heading_20_2" style:list-style-name="L55">
      <style:paragraph-properties fo:margin-left="0in" fo:margin-right="0in" fo:text-indent="0.3902in" style:auto-text-indent="false" style:writing-mode="lr-tb"/>
    </style:style>
    <style:style style:name="P134" style:family="paragraph" style:parent-style-name="heading_20_2" style:list-style-name="L57">
      <style:paragraph-properties fo:margin-left="0in" fo:margin-right="0in" fo:text-indent="0.3902in" style:auto-text-indent="false" style:writing-mode="lr-tb"/>
    </style:style>
    <style:style style:name="P135" style:family="paragraph" style:parent-style-name="heading_20_3" style:list-style-name="L44" style:master-page-name="">
      <style:paragraph-properties fo:margin-left="0in" fo:margin-right="0in" fo:text-align="justify" style:justify-single-word="false" fo:orphans="2" fo:text-indent="0.3902in" style:auto-text-indent="false" style:page-number="auto" style:shadow="none">
        <style:tab-stops/>
      </style:paragraph-properties>
    </style:style>
    <style:style style:name="P136" style:family="paragraph" style:parent-style-name="heading_20_3" style:list-style-name="L44">
      <style:paragraph-properties fo:margin-left="0in" fo:margin-right="0in" fo:text-align="justify" style:justify-single-word="false" fo:text-indent="0.3902in" style:auto-text-indent="false"/>
    </style:style>
    <style:style style:name="P137" style:family="paragraph" style:parent-style-name="heading_20_3" style:list-style-name="L44">
      <style:paragraph-properties fo:margin-left="0in" fo:margin-right="0in" fo:orphans="2" fo:text-indent="0.3902in" style:auto-text-indent="false"/>
    </style:style>
    <style:style style:name="P138" style:family="paragraph" style:parent-style-name="heading_20_3" style:list-style-name="L44">
      <style:paragraph-properties fo:margin-left="0in" fo:margin-right="0in" fo:text-indent="0.3902in" style:auto-text-indent="false"/>
    </style:style>
    <style:style style:name="P139" style:family="paragraph" style:parent-style-name="Contents_20_1">
      <style:paragraph-properties>
        <style:tab-stops>
          <style:tab-stop style:position="6.7in" style:type="right" style:leader-style="dotted" style:leader-text="."/>
        </style:tab-stops>
      </style:paragraph-properties>
    </style:style>
    <style:style style:name="P140" style:family="paragraph" style:parent-style-name="Contents_20_3">
      <style:paragraph-properties>
        <style:tab-stops>
          <style:tab-stop style:position="6.3071in" style:type="right" style:leader-style="dotted" style:leader-text="."/>
        </style:tab-stops>
      </style:paragraph-properties>
    </style:style>
    <style:style style:name="P141" style:family="paragraph" style:parent-style-name="Contents_20_2">
      <style:paragraph-properties>
        <style:tab-stops>
          <style:tab-stop style:position="6.5035in" style:type="right" style:leader-style="dotted" style:leader-text="."/>
        </style:tab-stops>
      </style:paragraph-properties>
    </style:style>
    <style:style style:name="P142" style:family="paragraph" style:parent-style-name="Stolen">
      <style:paragraph-properties fo:margin-left="0in" fo:margin-right="0in" fo:text-align="justify" style:justify-single-word="false" fo:text-indent="0.3902in" style:auto-text-indent="false"/>
      <style:text-properties fo:font-size="12pt" fo:font-style="normal" style:font-size-asian="12pt" style:font-style-asian="normal" style:font-size-complex="12pt" style:font-style-complex="normal"/>
    </style:style>
    <style:style style:name="P143" style:family="paragraph" style:parent-style-name="Stolen" style:list-style-name="L5">
      <style:paragraph-properties fo:margin-left="0in" fo:margin-right="0in" fo:text-align="justify" style:justify-single-word="false" fo:text-indent="0.3902in" style:auto-text-indent="false"/>
      <style:text-properties fo:font-size="12pt" fo:font-style="normal" style:font-size-asian="12pt" style:font-style-asian="normal" style:font-size-complex="12pt" style:font-style-complex="normal"/>
    </style:style>
    <style:style style:name="P144" style:family="paragraph" style:parent-style-name="Table_20_Contents">
      <style:paragraph-properties fo:margin-left="0in" fo:margin-right="0in" fo:text-indent="0.3902in" style:auto-text-indent="false"/>
    </style:style>
    <style:style style:name="P145" style:family="paragraph" style:parent-style-name="Table_20_Contents">
      <style:paragraph-properties fo:margin-left="0in" fo:margin-right="0in" fo:text-indent="0in" style:auto-text-indent="false"/>
    </style:style>
    <style:style style:name="P146" style:family="paragraph" style:parent-style-name="Таблица">
      <style:paragraph-properties fo:margin-left="0in" fo:margin-right="0in" fo:text-indent="0in" style:auto-text-indent="false"/>
    </style:style>
    <style:style style:name="P147" style:family="paragraph" style:parent-style-name="Bibliography_20_1">
      <style:paragraph-properties>
        <style:tab-stops/>
      </style:paragraph-properties>
    </style:style>
    <style:style style:name="P148" style:family="paragraph" style:parent-style-name="Table_20_Heading">
      <style:paragraph-properties fo:margin-left="0in" fo:margin-right="0in" fo:text-indent="0.3902in" style:auto-text-indent="false"/>
    </style:style>
    <style:style style:name="P149"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fo:font-size="10pt" style:font-size-asian="10pt" style:font-size-complex="10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fo:font-weight="bold"/>
    </style:style>
    <style:style style:name="T10" style:family="text">
      <style:text-properties style:text-position="33% 80%"/>
    </style:style>
    <style:style style:name="T11" style:family="text">
      <style:text-properties style:text-position="33% 80%" fo:font-weight="normal" style:font-weight-asian="normal" style:font-weight-complex="normal"/>
    </style:style>
    <style:style style:name="T12" style:family="text">
      <style:text-properties style:text-position="0% 100%" fo:font-weight="normal" style:font-size-asian="10.5pt" style:font-weight-asian="normal" style:font-weight-complex="normal"/>
    </style:style>
    <style:style style:name="T13" style:family="text">
      <style:text-properties style:text-position="0% 100%" fo:font-weight="normal" style:font-weight-asian="normal" style:font-weight-complex="normal"/>
    </style:style>
    <style:style style:name="T14" style:family="text">
      <style:text-properties style:text-position="super 80%" fo:font-size="12pt" fo:background-color="transparent" style:font-size-asian="12pt" style:font-size-complex="12pt"/>
    </style:style>
    <style:style style:name="fr1"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OLE">
      <style:graphic-properties fo:margin-left="0in" fo:margin-right="0in" style:vertical-pos="from-top" fo:padding-left="0.1102in" fo:padding-right="0.1102in" fo:padding-top="0.0602in" fo:padding-bottom="0.0602in" fo:border="none" draw:ole-draw-aspect="1" draw:visible-area-width="5.9102in" draw:visible-area-height="3.1803in"/>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453in" fo:text-indent="-0.25in" fo:margin-left="0.9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53in" fo:text-indent="-0.25in" fo:margin-left="1.1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453in" fo:text-indent="-0.25in" fo:margin-left="1.4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953in" fo:text-indent="-0.25in" fo:margin-left="1.6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453in" fo:text-indent="-0.25in" fo:margin-left="1.9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953in" fo:text-indent="-0.25in" fo:margin-left="2.1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453in" fo:text-indent="-0.25in" fo:margin-left="2.4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953in" fo:text-indent="-0.25in" fo:margin-left="2.6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453in" fo:text-indent="-0.25in" fo:margin-left="2.9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953in" fo:text-indent="-0.25in" fo:margin-left="3.195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1764in" fo:text-indent="-0.25in" fo:margin-left="1.176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264in" fo:text-indent="-0.25in" fo:margin-left="1.426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764in" fo:text-indent="-0.25in" fo:margin-left="1.676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264in" fo:text-indent="-0.25in" fo:margin-left="1.926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764in" fo:text-indent="-0.25in" fo:margin-left="2.176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264in" fo:text-indent="-0.25in" fo:margin-left="2.426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764in" fo:text-indent="-0.25in" fo:margin-left="2.676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264in" fo:text-indent="-0.25in" fo:margin-left="2.926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64in" fo:text-indent="-0.25in" fo:margin-left="3.176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264in" fo:text-indent="-0.25in" fo:margin-left="3.4264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55">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57">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style:style style:name="gr1" style:family="graphic">
      <style:graphic-properties svg:stroke-color="#999999" draw:fill="none" draw:fill-color="#ffffff" draw:fill-gradient-name="Gradient_20_1" draw:fill-hatch-name="Black_20_0_20_Degrees" draw:fill-image-name="Bitmape_20_1" draw:opacity="50%" draw:textarea-horizontal-align="justify" draw:textarea-vertical-align="middle" draw:auto-grow-height="false" draw:shadow-offset-x="0.1201in" draw:shadow-offset-y="0.1201in" draw:shadow-opacity="50%"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marker-end="Arrowheads_20_1" draw:textarea-horizontal-align="center" draw:textarea-vertical-align="middle" style:run-through="foreground"/>
    </style:style>
    <style:style style:name="gr7" style:family="graphic">
      <style:graphic-properties draw:marker-start="Arrowheads_20_1" draw:textarea-horizontal-align="center" draw:textarea-vertical-align="middle" style:run-through="foreground"/>
    </style:style>
    <style:style style:name="gr8" style:family="graphic">
      <style:graphic-properties draw:fill="solid" draw:fill-color="#ffffff" draw:textarea-horizontal-align="justify" draw:textarea-vertical-align="middle" draw:auto-grow-height="false"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0.4783in" style:run-through="foreground"/>
    </style:style>
    <style:style style:name="gr13" style:family="graphic">
      <style:graphic-properties draw:auto-grow-height="false" fo:min-height="0.5201in" fo:min-width="0.3465in" fo:wrap-option="no-wrap" style:run-through="foreground"/>
    </style:style>
    <style:style style:name="gr14" style:family="graphic">
      <style:graphic-properties draw:textarea-horizontal-align="justify" draw:textarea-vertical-align="middle" draw:auto-grow-height="false" style:run-through="foreground"/>
    </style:style>
    <style:style style:name="gr15" style:family="graphic">
      <style:graphic-properties draw:fill="solid" draw:fill-color="#ffffff"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Диаграмма"/>
        <text:sequence-decl text:display-outline-level="0" text:name="Таблица"/>
        <text:sequence-decl text:display-outline-level="0" text:name="Рисунок"/>
      </text:sequence-decls>
      <text:user-field-decls>
        <text:user-field-decl office:value-type="string" office:string-value="1" text:name="SEQ Табл. \* ARABIC"/>
      </text:user-field-decls>
      <text:p text:style-name="P35">Федеральное агентство по образованию РФ</text:p>
      <text:p text:style-name="P7">Дальневосточный федеральный университет</text:p>
      <text:p text:style-name="P7">Институт математики и компьютерных наук</text:p>
      <text:p text:style-name="P7">Кафедра информатики</text:p>
      <text:p text:style-name="P7"/>
      <text:p text:style-name="P7"/>
      <text:p text:style-name="P7"/>
      <text:p text:style-name="P7"/>
      <text:p text:style-name="P7"/>
      <text:p text:style-name="P7"/>
      <text:p text:style-name="P7"/>
      <text:p text:style-name="P7"/>
      <text:p text:style-name="P9"/>
      <text:p text:style-name="P10">Доработка системы генерации </text:p>
      <text:p text:style-name="P10">тестовых заданий</text:p>
      <text:p text:style-name="P7"/>
      <text:p text:style-name="P7"/>
      <text:p text:style-name="P7"/>
      <text:p text:style-name="P7"/>
      <text:p text:style-name="P7"/>
      <text:p text:style-name="P7"/>
      <text:p text:style-name="P7"/>
      <text:p text:style-name="P7"/>
      <text:p text:style-name="P7"/>
      <text:p text:style-name="P7"/>
      <text:p text:style-name="P11">Курсовая работа</text:p>
      <text:p text:style-name="P8">студента 236 группы</text:p>
      <text:p text:style-name="P8">Кевролетина В.В.</text:p>
      <text:p text:style-name="P8">Руководитель:</text:p>
      <text:p text:style-name="P8">ст. преподаватель кафедры информатики</text:p>
      <text:p text:style-name="P13">Кленин А.С.</text:p>
      <text:p text:style-name="P7"/>
      <text:p text:style-name="P6"/>
      <text:p text:style-name="P6"/>
      <text:p text:style-name="P2"><text:bookmark-start text:name="_Toc233009909"/><text:bookmark-end text:name="_Toc23300990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139">Аннотация<text:tab/>4</text:p>
          <text:p text:style-name="P139">1. Введение<text:tab/>5</text:p>
          <text:p text:style-name="P141">1.1.Глоссарий<text:tab/>5</text:p>
          <text:p text:style-name="P141">1.2.Описание предметной области<text:tab/>6</text:p>
          <text:p text:style-name="P140">Описание совместной деятельности<text:tab/>9</text:p>
          <text:p text:style-name="P141">1.3. Неформальная постановка задачи<text:tab/>9</text:p>
          <text:p text:style-name="P141">1.4. Обзор существующих методов решения<text:tab/>10</text:p>
          <text:p text:style-name="P140">Аналогичные (конкурирующие) решения<text:tab/>10</text:p>
          <text:p text:style-name="P140">Описание предшествующих работ<text:tab/>14</text:p>
          <text:p text:style-name="P140">Вывод<text:tab/>14</text:p>
          <text:p text:style-name="P141">1.6. План работ<text:tab/>14</text:p>
          <text:p text:style-name="P139">2. Требования к окружению<text:tab/>15</text:p>
          <text:p text:style-name="P141">2.1.Требования к аппаратному обеспечению<text:tab/>15</text:p>
          <text:p text:style-name="P141">2.2. Требования к программному обеспечению<text:tab/>15</text:p>
          <text:p text:style-name="P141">Требования к пользователям<text:tab/>16</text:p>
          <text:p text:style-name="P139">3. Архитектура системы (Общие требования)<text:tab/>16</text:p>
          <text:p text:style-name="P139">4. Спецификация данных<text:tab/>17</text:p>
          <text:p text:style-name="P139">5. Функциональные требования<text:tab/>17</text:p>
          <text:p text:style-name="P141">Библиотека подпрограмм (классов)<text:tab/>18</text:p>
          <text:p text:style-name="P139">6.Требования к интерфейсу<text:tab/>19</text:p>
          <text:p text:style-name="P139">7. Проект<text:tab/>19</text:p>
          <text:p text:style-name="P141">7.1 Средства реализации<text:tab/>19</text:p>
          <text:p text:style-name="P141">8.2.Модули и алгоритмы<text:tab/>19</text:p>
          <text:p text:style-name="P140">8.2.1.A02 «Определение объема памяти занимаемого строкой»<text:tab/>19</text:p>
          <text:p text:style-name="P140">8.2.2.A06 «Поиск быстрейшего пути между населёнными пунктами по расписанию движения автобусов»<text:tab/>20</text:p>
          <text:p text:style-name="P140">8.2.3.A07 «Восстановление пароля»<text:tab/>21</text:p>
          <text:p text:style-name="P140">8.2.4.A13 «Определить, какой файл удовлетворяет группе масок»<text:tab/>21</text:p>
          <text:p text:style-name="P140">8.2.5.A13 «Определить какая маска выберет все файлы»<text:tab/>22</text:p>
          <text:p text:style-name="P140">8.2.6.B06 «Определить кто где живёт»<text:tab/>23</text:p>
          <text:p text:style-name="P140">8.2.7.B07 «Определить кто говорит правду»<text:tab/>24</text:p>
          <text:p text:style-name="P140">8.2.8.B08 «Определить, какая буква на определённом месте в строке, заданной рекурсивным правилом<text:tab/>25</text:p>
          <text:p text:style-name="P141"><text:soft-page-break/>8.3. Стандарт кодирования<text:tab/>26</text:p>
          <text:p text:style-name="P141">8.4. Проект интерфейса<text:tab/>26</text:p>
          <text:p text:style-name="P139">9. Реализация и тестирование<text:tab/>27</text:p>
          <text:p text:style-name="P139">Заключение<text:tab/>27</text:p>
        </text:index-body>
      </text:table-of-content>
      <text:p text:style-name="P4"><text:a xlink:type="simple" xlink:href="#_Toc233009909"><text:span text:style-name="T1"/></text:a></text:p>
      <text:h text:style-name="P30" text:outline-level="1">Аннотация</text:h>
      <text:p text:style-name="P14"/>
      <text:p text:style-name="P15">Данная работа посвящена улучшению существующей системы генерации тестовых заданий ЕГЭ по информатике. </text:p>
      <text:p text:style-name="P15">ЕГЭ — явление, с которым 4 года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text:p>
      <text:p text:style-name="P15">Дорабатываемая мной система призвана удовлетворить потребность учебных заведений в заданиях по информатике.</text:p>
      <text:h text:style-name="P30" text:outline-level="1"><text:bookmark-start text:name="_Toc233009924"/>1. Введение<text:bookmark-end text:name="_Toc233009924"/></text:h>
      <text:list xml:id="list1269955818" text:style-name="L1">
        <text:list-item>
          <text:list>
            <text:list-item>
              <text:h text:style-name="P129" text:outline-level="2"><text:bookmark-start text:name="_Toc233009925"/>Глоссарий<text:bookmark-end text:name="_Toc233009925"/></text:h>
            </text:list-item>
          </text:list>
        </text:list-item>
      </text:list>
      <text:p text:style-name="P15">Вариант заданий - это набор сходных по структуре заданий, направленных на проверку одного и того же знания или навыка, отличающихся друг от друга формулировкой вопроса, или вариантами ответов. </text:p>
      <text:p text:style-name="P15">Варианты ответа - это множество выражений, содержащее как правильный, так и неправильные ответы на вопрос задания. </text:p>
      <text:p text:style-name="P15">Генерация задания - создание тестового задания на основе шаблона при помощи генератора случайных чисел. </text:p>
      <text:p text:style-name="P15">Генерация результата - один из этапов генерации задания, в котором происходит построение множества ответов. </text:p>
      <text:p text:style-name="P15">Генератор — процедура на ЯП, генерирующая схожие по структуре задания на основе случайных алгоритмов.</text:p>
      <text:p text:style-name="P15">Единый государственный экзамен – <text:span text:style-name="T3">одна из форм государственной итоговой аттестации выпускников 11-х классов и вступительных испытаний в высшие и средние специальные учебные заведения </text:span><text:span text:style-name="T3"><text:bibliography-mark text:identifier="словарь егэ" text:bibliography-type="www" text:title="Словарь ЕГЭ" text:url="http://www1.ege.edu.ru/brief-glossary">[1]</text:bibliography-mark></text:span><text:span text:style-name="T3">.</text:span></text:p>
      <text:p text:style-name="P15">Задание типа А - задания этого типа содержат тестовые задания, в каждом из которых необходимо выбрать верный вариант ответа из нескольких предложенных <text:span text:style-name="T3"><text:bibliography-mark text:identifier="словарь егэ" text:bibliography-type="www" text:title="Словарь ЕГЭ" text:url="http://www1.ege.edu.ru/brief-glossary">[1]</text:bibliography-mark></text:span>. </text:p>
      <text:p text:style-name="P15">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15">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 <text:span text:style-name="T3"><text:bibliography-mark text:identifier="словарь егэ" text:bibliography-type="www" text:title="Словарь ЕГЭ" text:url="http://www1.ege.edu.ru/brief-glossary">[1]</text:bibliography-mark></text:span>.</text:p>
      <text:p text:style-name="P15">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text:bibliography-mark text:identifier="Пси-шпаргалка" text:bibliography-type="www" text:title="Пси-шпаргалка психологический образовательный сайт" text:url="http://psylist.net/slovar/5a73.htm">[2]</text:bibliography-mark>. </text:p>
      <text:p text:style-name="P15">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15">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15">Тест <text:s/>- стандартизированные задания, результат выполнения которых позволяет <text:soft-page-break/>измерить знания, умения и навыки испытуемого<text:bibliography-mark text:identifier="яндекс словари" text:bibliography-type="www" text:title="Яндекс словари" text:url="http://slovari.yandex.ru">[3]</text:bibliography-mark>. </text:p>
      <text:p text:style-name="P15">Тестирование <text:s/>- это процесс выполнения учащимся заданий теста. </text:p>
      <text:p text:style-name="P15">Ход решения - <text:s/>это последовательность действий, приводящих к получению ответа.</text:p>
      <text:list xml:id="list2046814556" text:style-name="L2">
        <text:list-item>
          <text:list>
            <text:list-item>
              <text:h text:style-name="P130" text:outline-level="2"><text:bookmark-start text:name="_Toc233009926"/>Описание предметной области<text:bookmark-end text:name="_Toc233009926"/></text:h>
            </text:list-item>
          </text:list>
        </text:list-item>
      </text:list>
      <text:p text:style-name="P24">Тестирование как метод проверки знаний стало широко использоваться с начала ХХ века <text:bibliography-mark text:identifier="Just Whose Idea Was All This Testing?" text:bibliography-type="www" text:author="Jay Mathews" text:title="Just Whose Idea Was All This Testing?" text:url="http://www.washingtonpost.com/wp-dyn/content/article/2006/11/13/AR2006111301007_2.html">[4]</text:bibliography-mark>.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24">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text:bibliography-mark text:identifier="Аванесов В.И. Теория и методика педагогических измерений" text:bibliography-type="www" text:author="Теория и методика педагогических измерений" text:publisher="материалы публикаций в открытых источниках Интернет" text:title="Теория и методика педагогических измерений" text:url="old.ustu.ru/Аванесов%20В.С.pdf?id=2421&amp;jf=yes">[5]</text:bibliography-mark>.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15">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15">В нашей стране тестирование играет особенно важную роль: с 2009г. в России введён единый государственный экзамен <text:bibliography-mark text:identifier="Нормативно правовые документы на портале ЕГЭ" text:bibliography-type="www" text:title="Нормативно-правовые документы ЕГЭ" text:url="http://www1.ege.edu.ru/legal-documents">[6]</text:bibliography-mark>. Теперь каждый выпускник среднего учебного заведения 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text:soft-page-break/>порождает потребность готовить большое число выпускников к сдаче тестирования. </text:p>
      <text:p text:style-name="P15"><text:span text:style-name="T3">ЕГЭ проводится с использованием заданий стандартизированной формы и единой методики оценивания выполненных работ </text:span><text:span text:style-name="T3"><text:bibliography-mark text:identifier="Основные свединия о егэ" text:bibliography-type="www" text:title="Основные сведения о ЕГЭ" text:url="http://www1.ege.edu.ru/main">[7]</text:bibliography-mark></text:span><text:span text:style-name="T3">.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15">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15">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58305508" text:style-name="L3">
        <text:list-item>
          <text:p text:style-name="P38">процесс подготовки тестов требует специалистов высокой квалификации </text:p>
        </text:list-item>
        <text:list-item>
          <text:p text:style-name="P42">необходимо соответствующее аппаратное и программное обеспечение</text:p>
        </text:list-item>
        <text:list-item>
          <text:p text:style-name="P42">необходим квалифицированный специалист (администратор), осуществляющий техническую поддержку работы системы</text:p>
        </text:list-item>
      </text:list>
      <text:p text:style-name="P24">С другой стороны, существуют многочисленные преимущества, которые и объясняют целесообразность создания использования подобных систем</text:p>
      <text:list xml:id="list83178862" text:style-name="L4">
        <text:list-item>
          <text:p text:style-name="P43">уменьшается занятость преподавателя в процессе составления тестовых заданий;</text:p>
        </text:list-item>
        <text:list-item>
          <text:p text:style-name="P43">исключается вероятность совершения ошибки составителем тестов</text:p>
        </text:list-item>
        <text:list-item>
          <text:p text:style-name="P43">подобную систему легко интегрировать с системами автоматического (в том числе удалённого) тестирования, применение которых значительно сокращает временные затраты преподавателя на обработку результатов тестирования</text:p>
        </text:list-item>
        <text:list-item>
          <text:p text:style-name="P39">при некоторых дополнительных условиях возможно неоднократное самостоятельное получение тестовых заданий учащимся, что не требует никаких усилий со стороны преподавателя</text:p>
        </text:list-item>
      </text:list>
      <text:p text:style-name="P16"/>
      <text:p text:style-name="P16">Весь процесс тестирования можно условно разделить на следующие этапы:</text:p>
      <text:p text:style-name="P17"/>
      <text:p text:style-name="P18"><text:soft-page-break/><draw:frame draw:style-name="fr1" draw:name="Frame1" text:anchor-type="as-char" svg:width="5.798in" draw:z-index="2"><draw:text-box fo:min-height="2.5134in"><text:p text:style-name="Диаграмма"><draw:g text:anchor-type="paragraph" draw:z-index="3" draw:style-name="gr2"><svg:title>Этапы проведения тестирования</svg:title><draw:rect draw:style-name="gr3" draw:text-style-name="P149" svg:width="1.4106in" svg:height="0.4925in" svg:x="2.2346in" svg:y="0in"><text:p text:style-name="P149">Тестирование</text:p></draw:rect><draw:rect draw:style-name="gr4" draw:text-style-name="P149" svg:width="1.6287in" svg:height="0.5496in" svg:x="0.8437in" svg:y="1.0256in"><text:p text:style-name="P149">Подготовка тестов</text:p></draw:rect><draw:rect draw:style-name="gr5" draw:text-style-name="P149" svg:width="1.0795in" svg:height="0.4433in" svg:x="3.3819in" svg:y="1.0752in"><text:p text:style-name="P149">Проведение </text:p><text:p text:style-name="P149">тестирования</text:p></draw:rect><draw:rect draw:style-name="gr4" draw:text-style-name="P149" svg:width="1.6016in" svg:height="0.5398in" svg:x="1.487in" svg:y="1.9575in"><text:p text:style-name="P149">Подготовка типовых</text:p><text:p text:style-name="P149">заданий</text:p></draw:rect><draw:rect draw:style-name="gr4" draw:text-style-name="P149" svg:width="1.2787in" svg:height="0.5614in" svg:x="0.0008in" svg:y="1.9457in"><text:p text:style-name="P149">Формирование</text:p><text:p text:style-name="P149">конкретных</text:p><text:p text:style-name="P149">вариантов</text:p></draw:rect><draw:rect draw:style-name="gr5" draw:text-style-name="P149" svg:width="1.1461in" svg:height="0.426in" svg:x="4.6508in" svg:y="1.0752in"><text:p text:style-name="P149">Обработка </text:p><text:p text:style-name="P149">результатов</text:p></draw:rect><draw:line draw:style-name="gr6" draw:text-style-name="P149" svg:x1="3.5909in" svg:y1="0.4929in" svg:x2="5.1626in" svg:y2="1.0756in"><text:p/></draw:line><draw:line draw:style-name="gr7" draw:text-style-name="P149" svg:x1="3.95in" svg:y1="1.0756in" svg:x2="3.3909in" svg:y2="0.4929in"><text:p/></draw:line><draw:line draw:style-name="gr7" draw:text-style-name="P149" svg:x1="1.7055in" svg:y1="1.0264in" svg:x2="2.3591in" svg:y2="0.4929in"><text:p/></draw:line><draw:line draw:style-name="gr6" draw:text-style-name="P149" svg:x1="1.2319in" svg:y1="1.5756in" svg:x2="0.7583in" svg:y2="1.9465in"><text:p/></draw:line><draw:line draw:style-name="gr6" draw:text-style-name="P149" svg:x1="2.1508in" svg:y1="1.5756in" svg:x2="2.5291in" svg:y2="1.9583in"><text:p/></draw:line></draw:g>Диаграмма <text:sequence text:ref-name="refДиаграмма0" text:name="Диаграмма" text:formula="ooow:Диаграмма+1" style:num-format="1">1</text:sequence>: Этапы проведения тестирования</text:p></draw:text-box></draw:frame></text:p>
      <text:p text:style-name="P17"/>
      <text:p text:style-name="P16">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17"/>
      <text:p text:style-name="P17"><draw:frame draw:style-name="fr2" draw:name="Frame2" text:anchor-type="paragraph" svg:x="0.4819in" svg:y="3.1756in" svg:width="5.8909in" draw:z-index="0"><draw:text-box fo:min-height="0.2819in"><text:p text:style-name="Диаграмма"><draw:custom-shape text:anchor-type="paragraph" draw:z-index="1" draw:style-name="gr1" svg:width="5.9177in" svg:height="0.0012in" svg:x="-0.0138in" svg:y="3.5335in"><text:p/><draw:enhanced-geometry svg:viewBox="0 0 21600 21600" draw:type="rectangle" draw:enhanced-path="M 0 0 L 21600 0 21600 21600 0 21600 0 0 Z N"/></draw:custom-shape>Диаграмма <text:sequence text:ref-name="refДиаграмма1" text:name="Диаграмма" text:formula="ooow:Диаграмма+1" style:num-format="1">2</text:sequence>: Сравнение компьютерного и бумажного тестирования</text:p></draw:text-box></draw:frame><draw:frame draw:style-name="fr3" draw:name="Object2" text:anchor-type="as-char" svg:y="-2.8756in" svg:width="5.9063in" svg:height="3.1764in" draw:z-index="4"><draw:object-ole xlink:href="./Object 1" xlink:type="simple" xlink:show="embed" xlink:actuate="onLoad"/><draw:image xlink:href="./ObjectReplacements/Object 1" xlink:type="simple" xlink:show="embed" xlink:actuate="onLoad"/></draw:frame></text:p>
      <text:p text:style-name="P14"/>
      <text:p text:style-name="P23"/>
      <text:p text:style-name="P24">Институт математики и компьютерных наук <text:bibliography-mark text:identifier="кафедра информатики" text:bibliography-type="www" text:title="Кафедра информатики ИМиКН ДВФУ" text:url="http://imcs.dvgu.ru/works/kif.html">[8]</text:bibliography-mark> Дальневосточного федерального университета <text:bibliography-mark text:identifier="Сайт ДВФУ" text:bibliography-type="www" text:title="Сайт ДВФУ" text:url="http://двфу.рф/">[9]</text:bibliography-mark> ведёт подготовку специалистов в области математики и информатики. Залогом высокого уровня знаний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как преподаватели, так и студенты.</text:p>
      <text:p text:style-name="P27">Кафедра информатики ИМКН ведёт обучение по 2м специальностям: <text:span text:style-name="T5">системное </text:span><text:soft-page-break/><text:span text:style-name="T5">программирование; математическое и программное обеспечение вычислительных систем</text:span>.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сдают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P27">Для проведения более эффективных тренировок по решению типовых заданий ЕГЭ по информатике кафедра использует систему автоматической генерации тестовых заданий ЕГЭ. </text:p>
      <text:p text:style-name="P27">На данный момент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и дальнейшего поддержания её в актуальном состоянии.</text:p>
      <text:h text:style-name="P21" text:outline-level="3"><text:bookmark-start text:name="_Toc233009929"/>Описание совместной деятельности<text:bookmark-end text:name="_Toc233009929"/></text:h>
      <text:p text:style-name="P24">Отправной точкой развития проекта является дипломная работа выпускницы 2010 г. нашей кафедры Зенкиной А.О. «Библиотека алгоритмов для генерации задач» <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Работа написана под руководством преподавателя кафедры Кленина А.С., взявшего впоследствии на себя дальнейшее развитие системы. </text:p>
      <text:p text:style-name="P24">Исходный код системы разрабатывается с использованием системы контроля версий git <text:bibliography-mark text:identifier="git" text:bibliography-type="www" text:title="Система контроля версий git" text:url="http://git-scm.com/">[11]</text:bibliography-mark> и хостинга hithub.com <text:bibliography-mark text:identifier="github" text:bibliography-type="www" text:title="Git-хостинг github.com" text:url="https://github.com/">[12]</text:bibliography-mark>, он свободно доступен по адресу <text:bibliography-mark text:identifier="Система автоматической генерации тестовых заданий ЕГЭ" text:bibliography-type="www" text:author="Кленин А.С." text:title="Система автоматической генерации тестовых заданий ЕГЭ" text:url="https://github.com/klenin/EGE">[13]</text:bibliography-mark> и распространяется по лицензии GPL <text:bibliography-mark text:identifier="gpl" text:bibliography-type="www" text:title="Лицензия GPL2" text:url="http://www.gnu.org/licenses/gpl-2.0.html">[14]</text:bibliography-mark> версии 2 или более поздней. </text:p>
      <text:p text:style-name="P24">Предложенные модификации добавляются в проект только автором системы. Как следствие, абсолютно все изменения принимаются только после полного удовлетворения всем требованиям автора системы.</text:p>
      <text:p text:style-name="P24">Основная задача автора курсовой работы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22" text:outline-level="2"><text:bookmark-start text:name="_Toc233009930"/>1.3. Неформальная постановка задачи<text:bookmark-end text:name="_Toc233009930"/></text:h>
      <text:p text:style-name="P142">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1433024360" text:style-name="L5">
        <text:list-item>
          <text:p text:style-name="P143">невысокие требования к производительности (задания можно генерировать заранее и сохранить для дальнейшего использования, важнее скорость разработки и гарантия корректности выдаваемых системой результатов)</text:p>
        </text:list-item>
        <text:list-item>
          <text:p text:style-name="P143"><text:soft-page-break/>эксплуатация системы ведётся человеком, хорошо владеющим программированием</text:p>
        </text:list-item>
        <text:list-item>
          <text:p text:style-name="P143">в разработке системы задействовано несколько человек</text:p>
        </text:list-item>
        <text:list-item>
          <text:p text:style-name="P143">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143">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143"/>
        </text:list-item>
      </text:list>
      <text:p text:style-name="P26">Учитывая вышеизложенные требования, в рамках данной работы необходимо:</text:p>
      <text:list xml:id="list995942595" text:continue-numbering="true" text:style-name="L5">
        <text:list-item>
          <text:p text:style-name="P50">доработать существующие генераторы, «разбавив» текст условия задачи разнообразными фразами, именами, названиями и т.д.</text:p>
        </text:list-item>
        <text:list-item>
          <text:p text:style-name="P50">добавить генераторы новых заданий, либо расширить старые генераторы для создания <text:s/>новых типов задач</text:p>
        </text:list-item>
        <text:list-item>
          <text:p text:style-name="P50">при необходимости улучшить существующую библиотеку добавлением новых модулей и функциональности в уже существующие модули</text:p>
        </text:list-item>
      </text:list>
      <text:h text:style-name="P22" text:outline-level="2"><text:bookmark-start text:name="_Toc233009932"/>1.4. Обзор существующих методов решения<text:bookmark-end text:name="_Toc233009932"/></text:h>
      <text:h text:style-name="P21" text:outline-level="3"><text:bookmark-start text:name="_Toc233009933"/>Аналогичные (конкурирующие) решения<text:bookmark-end text:name="_Toc233009933"/></text:h>
      <text:p text:style-name="P15">Изучив доступные источники информации, я не нашёл ни одного готового решения для автоматизированной генерации заданий ЕГЭ по информатике. На данный момент демонстрационные варианты заданий можно получить из печатных источников и в сети Интернет. Причем в сети найденные мной на различных сайтах<text:note text:id="ftn1" text:note-class="footnote"><text:note-citation>1</text:note-citation><text:note-body><text:p text:style-name="P5">К примеру: </text:p><text:list xml:id="list841308514" text:style-name="L6"><text:list-item><text:p text:style-name="P72"><text:a xlink:type="simple" xlink:href="http://www.rosbalt.ru/eg/"><text:span text:style-name="T4">http://www.rosbalt.ru/eg/</text:span></text:a></text:p></text:list-item><text:list-item><text:p text:style-name="P72"><text:a xlink:type="simple" xlink:href="http://egerf.ru/index.php?s=8&amp;id=96&amp;razd=11"><text:span text:style-name="T4">http://egerf.ru/index.php?s=8&amp;id=96&amp;razd=11</text:span></text:a><text:span text:style-name="T4"> </text:span></text:p></text:list-item><text:list-item><text:p text:style-name="P72"><text:a xlink:type="simple" xlink:href="http://college.ru/how-buy/"><text:span text:style-name="T4">http://college.ru/how-buy/</text:span></text:a></text:p></text:list-item><text:list-item><text:p text:style-name="P72"><text:a xlink:type="simple" xlink:href="http://www1.ege.edu.ru/online-testing/inf"><text:span text:style-name="T4">http://www1.ege.edu.ru/online-testing/inf</text:span></text:a><text:span text:style-name="T4"> </text:span></text:p></text:list-item></text:list></text:note-body></text:note> варианты заданий лишь дублировали материалы, доступные на официальном портале государственного экзамена. Ниже приведена сравнительная таблица источников демонстрационных заданий ЕГЭ по информатике.</text:p>
      <text:p text:style-name="P14"/>
      <table:table table:name="Table3" table:style-name="Table3">
        <table:table-column table:style-name="Table3.A"/>
        <table:table-column table:style-name="Table3.B"/>
        <table:table-column table:style-name="Table3.A"/>
        <table:table-column table:style-name="Table3.B"/>
        <table:table-column table:style-name="Table3.E"/>
        <text:soft-page-break/>
        <table:table-row>
          <table:table-cell table:style-name="Table3.A1" office:value-type="string">
            <text:p text:style-name="P33"/>
          </table:table-cell>
          <table:table-cell table:style-name="Table3.B1" office:value-type="string">
            <text:p text:style-name="P33">Официальный портал ЕГЭ</text:p>
          </table:table-cell>
          <table:table-cell table:style-name="Table3.B1" office:value-type="string">
            <text:p text:style-name="P33">Печатные источники</text:p>
          </table:table-cell>
          <table:table-cell table:style-name="Table3.B1" office:value-type="string">
            <text:p text:style-name="P33">Неофициальные интернет-порталы подготовки к егэ</text:p>
          </table:table-cell>
          <table:table-cell table:style-name="Table3.A1" office:value-type="string">
            <text:p text:style-name="P33">Наша система</text:p>
          </table:table-cell>
        </table:table-row>
        <table:table-row>
          <table:table-cell table:style-name="Table3.A2" office:value-type="string">
            <text:p text:style-name="P33">Количество различных вариантов</text:p>
          </table:table-cell>
          <table:table-cell table:style-name="Table3.B2" office:value-type="string">
            <text:p text:style-name="P33">мало</text:p>
          </table:table-cell>
          <table:table-cell table:style-name="Table3.B2" office:value-type="string">
            <text:p text:style-name="P33">средне</text:p>
          </table:table-cell>
          <table:table-cell table:style-name="Table3.B2" office:value-type="string">
            <text:p text:style-name="P33">мало</text:p>
          </table:table-cell>
          <table:table-cell table:style-name="Table3.E2" office:value-type="string">
            <text:p text:style-name="P33">много</text:p>
          </table:table-cell>
        </table:table-row>
        <table:table-row>
          <table:table-cell table:style-name="Table3.A2" office:value-type="string">
            <text:p text:style-name="P33">Автоматическое тестирование</text:p>
          </table:table-cell>
          <table:table-cell table:style-name="Table3.B2" office:value-type="string">
            <text:p text:style-name="P33">1 вариант заданий</text:p>
          </table:table-cell>
          <table:table-cell table:style-name="Table3.B2" office:value-type="string">
            <text:p text:style-name="P33">нет</text:p>
          </table:table-cell>
          <table:table-cell table:style-name="Table3.B2" office:value-type="string">
            <text:p text:style-name="P33">максимум 1 вариант на сайт</text:p>
          </table:table-cell>
          <table:table-cell table:style-name="Table3.E2" office:value-type="string">
            <text:p text:style-name="P33">простая интеграция с системами тестирования</text:p>
          </table:table-cell>
        </table:table-row>
        <table:table-row>
          <table:table-cell table:style-name="Table3.A2" office:value-type="string">
            <text:p text:style-name="P33">Официальный источник информации</text:p>
          </table:table-cell>
          <table:table-cell table:style-name="Table3.B2" office:value-type="string">
            <text:p text:style-name="P33">да</text:p>
          </table:table-cell>
          <table:table-cell table:style-name="Table3.B2" office:value-type="string">
            <text:p text:style-name="P33">да</text:p>
          </table:table-cell>
          <table:table-cell table:style-name="Table3.B2" office:value-type="string">
            <text:p text:style-name="P33">нет</text:p>
          </table:table-cell>
          <table:table-cell table:style-name="Table3.E2" office:value-type="string">
            <text:p text:style-name="P33">нет</text:p>
          </table:table-cell>
        </table:table-row>
        <table:table-row>
          <table:table-cell table:style-name="Table3.A2" office:value-type="string">
            <text:p text:style-name="P33">Задания типа А и В</text:p>
          </table:table-cell>
          <table:table-cell table:style-name="Table3.B2" office:value-type="string">
            <text:p text:style-name="P33">да</text:p>
          </table:table-cell>
          <table:table-cell table:style-name="Table3.B2" office:value-type="string">
            <text:p text:style-name="P33">да</text:p>
          </table:table-cell>
          <table:table-cell table:style-name="Table3.B2" office:value-type="string">
            <text:p text:style-name="P33">не везде</text:p>
          </table:table-cell>
          <table:table-cell table:style-name="Table3.E2" office:value-type="string">
            <text:p text:style-name="P33">да</text:p>
          </table:table-cell>
        </table:table-row>
        <table:table-row>
          <table:table-cell table:style-name="Table3.A2" office:value-type="string">
            <text:p text:style-name="P33">Объяснение хода решения</text:p>
          </table:table-cell>
          <table:table-cell table:style-name="Table3.B2" office:value-type="string">
            <text:p text:style-name="P33">только задания типа С</text:p>
          </table:table-cell>
          <table:table-cell table:style-name="Table3.B2" office:value-type="string">
            <text:p text:style-name="P33">только задания типа С</text:p>
          </table:table-cell>
          <table:table-cell table:style-name="Table3.B2" office:value-type="string">
            <text:p text:style-name="P33">обсуждения на форумах</text:p>
          </table:table-cell>
          <table:table-cell table:style-name="Table3.E2" office:value-type="string">
            <text:p text:style-name="P33">нет, возможно в перспективе</text:p>
          </table:table-cell>
        </table:table-row>
        <table:table-row>
          <table:table-cell table:style-name="Table3.A2" office:value-type="string">
            <text:p text:style-name="P33">Наличие ответов к заданиям</text:p>
          </table:table-cell>
          <table:table-cell table:style-name="Table3.B7" office:value-type="string">
            <text:p text:style-name="P33">да</text:p>
          </table:table-cell>
          <table:table-cell table:style-name="Table3.B7" office:value-type="string">
            <text:p text:style-name="P33">да</text:p>
          </table:table-cell>
          <table:table-cell table:style-name="Table3.B7" office:value-type="string">
            <text:p text:style-name="P33">не везде</text:p>
          </table:table-cell>
          <table:table-cell table:style-name="Table3.E7" office:value-type="string">
            <text:p text:style-name="P33">да</text:p>
          </table:table-cell>
        </table:table-row>
      </table:table>
      <text:p text:style-name="P34">Таблица <text:sequence text:ref-name="refТаблица0" text:name="Таблица" text:formula="ooow:Таблица+1" style:num-format="1">1</text:sequence>: Сравнение источников заданий ЕГЭ по информатике</text:p>
      <text:p text:style-name="P15">После обзора источников заданий ЕГЭ по информатике становится очевидна необходимость системы генерации заданий. </text:p>
      <text:p text:style-name="P15">Тестирование стало широко применяться задолго до появления ЕГЭ, поэтому сегодня существует множество различных систем автоматизированной генерации тестовых заданий. <text:s/>Во-первых, это редакторы тестов<text:bibliography-mark text:identifier="Мирсанов" text:bibliography-type="www" text:author="Мирсанов" text:title="Описаниепрограммногокомплекса SuperTest" text:url="http://ipg.h1.ru/tests/mirsanov.les/super_test.html">[15]</text:bibliography-mark>.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курсов, предоставляющие возможность генерировать тесты на основе ранее введенного материала курса <text:bibliography-mark text:identifier="Дьяченко Е.П" text:bibliography-type="article" text:address="ИМКНДВГУ, кафедра информатики" text:author="Дьяченко Е.П" text:title="Редактор курсов.  Дипломная работа" text:year="2010">[16]</text:bibliography-mark>. Как правило, они используют базу данных с понятиями и <text:soft-page-break/>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text:bibliography-mark text:identifier="Klimke Andreas" text:bibliography-type="www" text:author="Klimke Andreas" text:title="Random Expression Generator" text:url="http://matlabdb.mathematik.uni-stuttgart.de/download.jsp?MC_ID=9&amp;MP_ID=118">[17]</text:bibliography-mark> или Pinery, программа для генерации выражений на основе регулярных выражений Perl <text:bibliography-mark text:identifier="Pinery: Генерация на основе регулярных выражений Perl" text:bibliography-type="www" text:address="Институт системного программирования Российской академии наук" text:title="Pinery: Генерация на основе регулярных выражений Perl" text:year="2006" text:url="http://www.unitesk.ru/pinery/pinery-regexp.php">[18]</text:bibliography-mark>.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text:bibliography-mark text:identifier="Грушевский С.П" text:bibliography-type="www" text:title="Методика конструирования систем генерациииндивидуальных домашних заданий по математическому анализу сприменением пакетов прикладных программ" text:url="http://window.edu.ru/window_catalog/les/r24265/2000_3-4_032.pdf">[19]</text:bibliography-mark> и генератор тестов по информатике <text:bibliography-mark text:identifier="Кручинин В.В., Морозова Ю.А" text:bibliography-type="www" text:author="Кручинин В.В., Морозова Ю.А" text:title="Модели и алгоритмы генерациизадач в компьютерном тестировании.  Известия Томскогополитехнического университета" text:url="http://www.duskyrobin.com/tpu/2004-05-00030.pdf">[20]</text:bibliography-mark>.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text:soft-page-break/>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73"/>
      <table:table table:name="Table2" table:style-name="Table2">
        <table:table-column table:style-name="Table2.A" table:number-columns-repeated="5"/>
        <table:table-column table:style-name="Table2.F"/>
        <table:table-row>
          <table:table-cell table:style-name="Table2.A1" office:value-type="string">
            <text:p text:style-name="P145"/>
          </table:table-cell>
          <table:table-cell table:style-name="Table2.A1" office:value-type="string">
            <text:p text:style-name="P145">Редактор тестов</text:p>
          </table:table-cell>
          <table:table-cell table:style-name="Table2.A1" office:value-type="string">
            <text:p text:style-name="P145">Редактор курсов</text:p>
          </table:table-cell>
          <table:table-cell table:style-name="Table2.A1" office:value-type="string">
            <text:p text:style-name="P145">Редактор выражений</text:p>
          </table:table-cell>
          <table:table-cell table:style-name="Table2.A1" office:value-type="string">
            <text:p text:style-name="P145">Генератор ИДЗ</text:p>
          </table:table-cell>
          <table:table-cell table:style-name="Table2.F1" office:value-type="string">
            <text:p text:style-name="P145">Наша система</text:p>
          </table:table-cell>
        </table:table-row>
        <table:table-row>
          <table:table-cell table:style-name="Table2.F1" office:value-type="string">
            <text:p text:style-name="P145">Генерация условий</text:p>
          </table:table-cell>
          <table:table-cell table:style-name="Table2.B2" office:value-type="string">
            <text:p text:style-name="P145">есть</text:p>
          </table:table-cell>
          <table:table-cell table:style-name="Table2.B2" office:value-type="string">
            <text:p text:style-name="P145">есть</text:p>
          </table:table-cell>
          <table:table-cell table:style-name="Table2.B2" office:value-type="string">
            <text:p text:style-name="P145">есть</text:p>
          </table:table-cell>
          <table:table-cell table:style-name="Table2.B2" office:value-type="string">
            <text:p text:style-name="P145">есть</text:p>
          </table:table-cell>
          <table:table-cell table:style-name="Table2.F2" office:value-type="string">
            <text:p text:style-name="P145">есть</text:p>
          </table:table-cell>
        </table:table-row>
        <table:table-row>
          <table:table-cell table:style-name="Table2.A3" office:value-type="string">
            <text:p text:style-name="P145">Генерация ответов</text:p>
          </table:table-cell>
          <table:table-cell table:style-name="Table2.B2" office:value-type="string">
            <text:p text:style-name="P145">нет</text:p>
          </table:table-cell>
          <table:table-cell table:style-name="Table2.B2" office:value-type="string">
            <text:p text:style-name="P145">есть</text:p>
          </table:table-cell>
          <table:table-cell table:style-name="Table2.B2" office:value-type="string">
            <text:p text:style-name="P145">нет</text:p>
          </table:table-cell>
          <table:table-cell table:style-name="Table2.B2" office:value-type="string">
            <text:p text:style-name="P145">возможна</text:p>
          </table:table-cell>
          <table:table-cell table:style-name="Table2.F2" office:value-type="string">
            <text:p text:style-name="P145">есть</text:p>
          </table:table-cell>
        </table:table-row>
        <table:table-row>
          <table:table-cell table:style-name="Table2.A3" office:value-type="string">
            <text:p text:style-name="P145">Генерация дистракторов</text:p>
          </table:table-cell>
          <table:table-cell table:style-name="Table2.B2" office:value-type="string">
            <text:p text:style-name="P145">нет</text:p>
          </table:table-cell>
          <table:table-cell table:style-name="Table2.B2" office:value-type="string">
            <text:p text:style-name="P145">возможна</text:p>
          </table:table-cell>
          <table:table-cell table:style-name="Table2.B2" office:value-type="string">
            <text:p text:style-name="P145">нет</text:p>
          </table:table-cell>
          <table:table-cell table:style-name="Table2.B2" office:value-type="string">
            <text:p text:style-name="P145">возможна</text:p>
          </table:table-cell>
          <table:table-cell table:style-name="Table2.F2" office:value-type="string">
            <text:p text:style-name="P145">есть</text:p>
          </table:table-cell>
        </table:table-row>
        <table:table-row>
          <table:table-cell table:style-name="Table2.A3" office:value-type="string">
            <text:p text:style-name="P145">Построение хода решения</text:p>
          </table:table-cell>
          <table:table-cell table:style-name="Table2.B2" office:value-type="string">
            <text:p text:style-name="P145">нет</text:p>
          </table:table-cell>
          <table:table-cell table:style-name="Table2.B2" office:value-type="string">
            <text:p text:style-name="P145">нет</text:p>
          </table:table-cell>
          <table:table-cell table:style-name="Table2.B2" office:value-type="string">
            <text:p text:style-name="P145">нет</text:p>
          </table:table-cell>
          <table:table-cell table:style-name="Table2.B2" office:value-type="string">
            <text:p text:style-name="P145">есть</text:p>
          </table:table-cell>
          <table:table-cell table:style-name="Table2.F2" office:value-type="string">
            <text:p text:style-name="P145">Нет, в перспективе возможно</text:p>
          </table:table-cell>
        </table:table-row>
        <table:table-row>
          <table:table-cell table:style-name="Table2.A3" office:value-type="string">
            <text:p text:style-name="P145">Требования к пользователю</text:p>
          </table:table-cell>
          <table:table-cell table:style-name="Table2.B2" office:value-type="string">
            <text:p text:style-name="P145">низкие</text:p>
          </table:table-cell>
          <table:table-cell table:style-name="Table2.B2" office:value-type="string">
            <text:p text:style-name="P145">низкие</text:p>
          </table:table-cell>
          <table:table-cell table:style-name="Table2.B2" office:value-type="string">
            <text:p text:style-name="P145">высокие</text:p>
          </table:table-cell>
          <table:table-cell table:style-name="Table2.B2" office:value-type="string">
            <text:p text:style-name="P145">разные</text:p>
          </table:table-cell>
          <table:table-cell table:style-name="Table2.F2" office:value-type="string">
            <text:p text:style-name="P145">высокие</text:p>
          </table:table-cell>
        </table:table-row>
        <table:table-row>
          <table:table-cell table:style-name="Table2.A3" office:value-type="string">
            <text:p text:style-name="P145">Генерация заданий ЕГЭ по информатике</text:p>
          </table:table-cell>
          <table:table-cell table:style-name="Table2.B7" office:value-type="string">
            <text:p text:style-name="P145">нет</text:p>
          </table:table-cell>
          <table:table-cell table:style-name="Table2.B7" office:value-type="string">
            <text:p text:style-name="P145">нет</text:p>
          </table:table-cell>
          <table:table-cell table:style-name="Table2.B7" office:value-type="string">
            <text:p text:style-name="P145">нет</text:p>
          </table:table-cell>
          <table:table-cell table:style-name="Table2.B7" office:value-type="string">
            <text:p text:style-name="P145">нет</text:p>
          </table:table-cell>
          <table:table-cell table:style-name="Table2.F7" office:value-type="string">
            <text:p text:style-name="P145">да</text:p>
          </table:table-cell>
        </table:table-row>
      </table:table>
      <text:p text:style-name="P146">Таблица <text:sequence text:ref-name="refТаблица1" text:name="Таблица" text:formula="ooow:Таблица+1" style:num-format="1">2</text:sequence>: Характеристики систем создания тестов</text:p>
      <text:h text:style-name="P21" text:outline-level="3"><text:bookmark-start text:name="_Toc233009934"/><text:soft-page-break/>Описание предшествующих работ<text:bookmark-end text:name="_Toc233009934"/></text:h>
      <text:p text:style-name="P24">В 2010г на кафедре информатики ИМКН Зенкиной А.О. в ходе создания дипломной работы на тему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было проведено исследование 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text:bibliography-mark text:identifier="perl" text:bibliography-type="www" text:title="Язык программирования perl" text:url="http://www.perl.org/">[21]</text:bibliography-mark> с использованием библиотеки Template::Tolkit<text:bibliography-mark text:identifier="template::toolkit" text:bibliography-type="www" text:title="Язык шаблонов Template::Toolkit" text:url="http://template-toolkit.org/">[22]</text:bibliography-mark> (от использования которой в дальнейшем Автор системы отказал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P24">Стоит отметить, что перед Зенкикой ставилась довольно общая задача: создание универсальной системы для генерации задач. Тем не менее для тестирования созданной системы в ней была реализована генерация нескольких заданий ЕГЭ по информатики.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h text:style-name="P21" text:outline-level="3"><text:bookmark-start text:name="_Toc233009935"/>Вывод<text:bookmark-end text:name="_Toc233009935"/></text:h>
      <text:p text:style-name="P15">Альтернатив системе автоматической генерации тестовых заданий А.С. Кленина не существует, либо информация о их создании не получала общественной огласки. Данная система нуждается в постоянной поддержке: необходимо реализовывать новые генераторы соответствие заданиям актуальных демонстрационных версий ЕГЭ.</text:p>
      <text:p text:style-name="P15">В силу отсутствия альтернатив и востребованности системы очевидна необходимость её поддержки. </text:p>
      <text:h text:style-name="P22" text:outline-level="2"><text:bookmark-start text:name="_Toc233009936"/>1.6. План работ<text:bookmark-end text:name="_Toc233009936"/></text:h>
      <text:list xml:id="list2000476533" text:style-name="L7">
        <text:list-item>
          <text:p text:style-name="P57">Освоить необходимые средства разработки: ЯП perl, систему контроля версий git</text:p>
        </text:list-item>
        <text:list-item>
          <text:p text:style-name="P57">Освоить интерфейс работы с системой. Познакомиться со всеми заданиями, которые умеет генерировать система.</text:p>
        </text:list-item>
        <text:list-item>
          <text:p text:style-name="P57">Изучить демонстрационные варианты тестовых заданий ЕГЭ по информатике. Выбрать задания, которые необходимо добавить.</text:p>
        </text:list-item>
        <text:list-item>
          <text:p text:style-name="P57">Освоить работу с системой генерации заданий в ходе добавления простых заданий.</text:p>
        </text:list-item>
        <text:list-item>
          <text:p text:style-name="P57">Добавить сложные задания.</text:p>
        </text:list-item>
        <text:list-item>
          <text:p text:style-name="P57"><text:soft-page-break/>Добавить все оставшиеся задания.</text:p>
        </text:list-item>
      </text:list>
      <text:h text:style-name="P20" text:outline-level="1"><text:bookmark-start text:name="_Toc233009937"/>2. Требования к окружению<text:bookmark-end text:name="_Toc233009937"/></text:h>
      <text:list xml:id="list1236077877" text:style-name="L8">
        <text:list-item>
          <text:list>
            <text:list-item>
              <text:h text:style-name="P131" text:outline-level="2"><text:bookmark-start text:name="_Toc233009938"/>Требования к аппаратному обеспечению<text:bookmark-end text:name="_Toc233009938"/></text:h>
            </text:list-item>
          </text:list>
        </text:list-item>
      </text:list>
      <text:p text:style-name="P24">Единственное требование к аппаратному обеспечению: возможность запустить интерпретатор ЯП perl. Комплектация рабочей зависит от способа применения системы. Так, для генерации заданий с последующим их просмотром потребует наличие клавиатуры и монитора. Вариант получения пользователем заданий по сети посредством протокола ssh потребует наличие сетевой карты.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text:p>
      <text:h text:style-name="P22" text:outline-level="2"><text:bookmark-start text:name="_Toc233009939"/>2.2. Требования к программному обеспечению<text:bookmark-end text:name="_Toc233009939"/></text:h>
      <text:p text:style-name="P24">Единственное требование к программному обеспечению: возможность запуска интерпретатора ЯП perl версии 5.8 и выше.</text:p>
      <text:p text:style-name="P24">Официально поддерживаемые сообществом ЯП perl платформы <text:bibliography-mark text:identifier="платформы perl-а" text:bibliography-type="www" text:title="Writing portable Perl" text:url="http://perldoc.perl.org/perlport.html">[23]</text:bibliography-mark>:</text:p>
      <text:list xml:id="list1439198326" text:style-name="L9">
        <text:list-item>
          <text:p text:style-name="P76">Linux (x86, ARM, IA64) </text:p>
        </text:list-item>
      </text:list>
      <text:list xml:id="list879020000" text:style-name="L10">
        <text:list-item>
          <text:p text:style-name="P77"><text:bookmark text:name="HP-UX"/>HP-UX </text:p>
        </text:list-item>
      </text:list>
      <text:list xml:id="list1004157973" text:style-name="L11">
        <text:list-item>
          <text:p text:style-name="P78"><text:bookmark text:name="AIX"/>AIX </text:p>
        </text:list-item>
      </text:list>
      <text:list xml:id="list1549284922" text:style-name="L12">
        <text:list-item>
          <text:p text:style-name="P105"><text:bookmark text:name="Win32"/>Win32 </text:p>
        </text:list-item>
      </text:list>
      <text:list xml:id="list1850395678" text:style-name="L13">
        <text:list-item>
          <text:list>
            <text:list-item>
              <text:p text:style-name="P79"><text:bookmark text:name="Windows-2000"/>Windows 2000 </text:p>
            </text:list-item>
            <text:list-item>
              <text:p text:style-name="P79"><text:bookmark text:name="Windows-XP"/>Windows XP </text:p>
            </text:list-item>
            <text:list-item>
              <text:p text:style-name="P79"><text:bookmark text:name="Windows-Server-2003"/>Windows Server 2003 </text:p>
            </text:list-item>
            <text:list-item>
              <text:p text:style-name="P79"><text:bookmark text:name="Windows-Vista"/>Windows Vista </text:p>
            </text:list-item>
            <text:list-item>
              <text:p text:style-name="P79"><text:bookmark text:name="Windows-Server-2008"/>Windows Server 2008 </text:p>
            </text:list-item>
            <text:list-item>
              <text:p text:style-name="P106"><text:bookmark text:name="Windows-7"/>Windows 7 </text:p>
            </text:list-item>
          </text:list>
        </text:list-item>
      </text:list>
      <text:list xml:id="list1823992081" text:style-name="L14">
        <text:list-item>
          <text:p text:style-name="P80"><text:bookmark text:name="Cygwin"/>Cygwin </text:p>
        </text:list-item>
      </text:list>
      <text:list xml:id="list1703590456" text:style-name="L15">
        <text:list-item>
          <text:p text:style-name="P81"><text:bookmark text:name="Solaris-(x86,-SPARC)"/>Solaris (x86, SPARC) </text:p>
        </text:list-item>
      </text:list>
      <text:list xml:id="list1819105596" text:style-name="L16">
        <text:list-item>
          <text:p text:style-name="P107"><text:bookmark text:name="OpenVMS"/>OpenVMS </text:p>
        </text:list-item>
      </text:list>
      <text:list xml:id="list1169098330" text:style-name="L17">
        <text:list-item>
          <text:list>
            <text:list-item>
              <text:p text:style-name="P82"><text:bookmark text:name="Alpha-(7.2-and-later)"/>Alpha (7.2 and later) </text:p>
            </text:list-item>
            <text:list-item>
              <text:p text:style-name="P108"><text:bookmark text:name="I64-(8.2-and-later)"/>I64 (8.2 and later) </text:p>
            </text:list-item>
          </text:list>
        </text:list-item>
      </text:list>
      <text:list xml:id="list1095056517" text:style-name="L18">
        <text:list-item>
          <text:p text:style-name="P83"><text:bookmark text:name="Symbian"/>Symbian </text:p>
        </text:list-item>
      </text:list>
      <text:list xml:id="list1816022221" text:style-name="L19">
        <text:list-item>
          <text:p text:style-name="P84"><text:bookmark text:name="NetBSD"/>NetBSD </text:p>
        </text:list-item>
      </text:list>
      <text:list xml:id="list1743104224" text:style-name="L20">
        <text:list-item>
          <text:p text:style-name="P85"><text:bookmark text:name="FreeBSD"/><text:soft-page-break/>FreeBSD </text:p>
        </text:list-item>
      </text:list>
      <text:list xml:id="list1537169033" text:style-name="L21">
        <text:list-item>
          <text:p text:style-name="P86"><text:bookmark text:name="Haiku"/>Haiku </text:p>
        </text:list-item>
      </text:list>
      <text:list xml:id="list368739860" text:style-name="L22">
        <text:list-item>
          <text:p text:style-name="P87"><text:bookmark text:name="Irix-(6.5.-What-else?)"/>Irix (6.5. What else?) </text:p>
        </text:list-item>
      </text:list>
      <text:list xml:id="list519668824" text:style-name="L23">
        <text:list-item>
          <text:p text:style-name="P88"><text:bookmark text:name="OpenBSD"/>OpenBSD </text:p>
        </text:list-item>
      </text:list>
      <text:list xml:id="list326031944" text:style-name="L24">
        <text:list-item>
          <text:p text:style-name="P89"><text:bookmark text:name="Dragonfly-BSD"/>Dragonfly BSD </text:p>
        </text:list-item>
      </text:list>
      <text:list xml:id="list317738544" text:style-name="L25">
        <text:list-item>
          <text:p text:style-name="P109"><text:bookmark text:name="MirOS-BSD"/>MirOS BSD </text:p>
        </text:list-item>
      </text:list>
      <text:list xml:id="list2090258133" text:style-name="L26">
        <text:list-item>
          <text:p text:style-name="P90"><text:bookmark text:name="Symbian-(Series-60-v3,-3.2-and-5---what-else?)"/>Symbian (Series 60 v3, 3.2 and 5) </text:p>
        </text:list-item>
      </text:list>
      <text:list xml:id="list362531375" text:style-name="L27">
        <text:list-item>
          <text:p text:style-name="P91"><text:bookmark text:name="Stratus-VOS"/>Stratus VOS </text:p>
        </text:list-item>
      </text:list>
      <text:list xml:id="list1103090599" text:style-name="L28">
        <text:list-item>
          <text:p text:style-name="P110"><text:bookmark text:name="AIX1"/>AIX </text:p>
        </text:list-item>
      </text:list>
      <text:h text:style-name="P22" text:outline-level="2">2.3. <text:bookmark-start text:name="_Ref20936157"/>Требования к пользователям<text:bookmark-end text:name="_Ref20936157"/></text:h>
      <text:p text:style-name="P15">Пользователи системы делятся на 2 категории: составители генераторов и потребители сгенерированных заданий.</text:p>
      <text:p text:style-name="P15">Для запуска генерации необходимо умение использования командной строки.</text:p>
      <text:p text:style-name="P15">Для составления генераторов необходимо умение программирования с использованием ЯП perl и знание библиотеки генерации тестовых заданий данной системы.</text:p>
      <text:h text:style-name="P20" text:outline-level="1">3. Архи<text:bookmark-start text:name="_Toc233009942"/>тектура системы (Общие требования)<text:bookmark-end text:name="_Toc233009942"/></text:h>
      <text:p text:style-name="P24">Программу можно разделить на 3 подсистемы:</text:p>
      <text:list xml:id="list1864820433" text:style-name="L29">
        <text:list-item>
          <text:p text:style-name="P51">подсистема запуска генераторов и вывода результатов</text:p>
        </text:list-item>
        <text:list-item>
          <text:p text:style-name="P51">генераторы заданий</text:p>
        </text:list-item>
        <text:list-item>
          <text:p text:style-name="P51">библиотека генерации тестовых заданий</text:p>
        </text:list-item>
      </text:list>
      <text:p text:style-name="P24">Взаимодействие подсистем между собой, с пользовательским интерфейсом в виде командной строки, их зависимость от стандартной библиотеки языка perl отображена на следующей схеме:</text:p>
      <text:p text:style-name="P31"/>
      <text:p text:style-name="P32"><text:soft-page-break/><draw:frame draw:style-name="fr1" draw:name="Frame4" text:anchor-type="as-char" svg:width="4.2453in" draw:z-index="5"><draw:text-box fo:min-height="4.3063in"><text:p text:style-name="Диаграмма"><draw:g text:anchor-type="paragraph" draw:z-index="6" draw:style-name="gr2"><draw:custom-shape draw:style-name="gr8" draw:text-style-name="P149" svg:width="1.5913in" svg:height="0.4169in" svg:x="0.2681in" svg:y="0in"><text:p text:style-name="P149">Командрая строка</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9" draw:text-style-name="P149" svg:width="0.1142in" svg:height="2.7087in" svg:x="3.0701in" svg:y="1.4646in"><text:p/></draw:rect><draw:rect draw:style-name="gr4" draw:text-style-name="P149" svg:width="1.976in" svg:height="0.563in" svg:x="0.1161in" svg:y="1.0543in"><text:p text:style-name="P149">Процедуры вызова</text:p><text:p text:style-name="P149">генераторов и вывода</text:p><text:p text:style-name="P149">результатов</text:p></draw:rect><draw:rect draw:style-name="gr5" draw:text-style-name="P149" svg:width="0.9567in" svg:height="1.426in" svg:x="3.2874in" svg:y="2.0807in"><text:p text:style-name="P149">Стандартная</text:p><text:p text:style-name="P149">библиотека</text:p></draw:rect><draw:rect draw:style-name="gr4" draw:text-style-name="P149" svg:width="1.3657in" svg:height="0.6059in" svg:x="0.3524in" svg:y="3.6984in"><text:p text:style-name="P149">Библиотека</text:p><text:p text:style-name="P149">генерации </text:p><text:p text:style-name="P149">заданий</text:p></draw:rect><draw:g draw:style-name="gr10"><draw:g draw:style-name="gr10"><draw:circle draw:style-name="gr11" draw:text-style-name="P149" svg:width="0.4543in" svg:height="0.4543in" svg:x="0.2291in" svg:y="2.5063in"><text:p/></draw:circle><draw:circle draw:style-name="gr11" draw:text-style-name="P149" svg:width="0.4453in" svg:height="0.4453in" svg:x="0.4791in" svg:y="2.5063in"><text:p/></draw:circle><draw:circle draw:style-name="gr11" draw:text-style-name="P149" svg:width="0.4453in" svg:height="0.4453in" svg:x="0.7862in" svg:y="2.5063in"><text:p/></draw:circle><draw:circle draw:style-name="gr11" draw:text-style-name="P149" svg:width="0.4642in" svg:height="0.4642in" svg:x="1.0563in" svg:y="2.5063in"><text:p/></draw:circle><draw:circle draw:style-name="gr11" draw:text-style-name="P149" svg:width="0.4453in" svg:height="0.4453in" svg:x="1.3724in" svg:y="2.5063in"><text:p/></draw:circle></draw:g><draw:frame draw:style-name="gr12" svg:width="1.5067in" svg:height="0.4787in" svg:x="0.6071in" svg:y="2.2445in"><draw:text-box><text:p>Генераторы</text:p></draw:text-box></draw:frame><draw:custom-shape draw:style-name="gr13" svg:width="2.0268in" svg:height="0.8524in" svg:x="0.0008in" svg:y="2.1866in"><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draw:custom-shape draw:style-name="gr14" svg:width="0.398in" svg:height="0.5303in" svg:x="0.8728in" svg:y="3.0654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svg:width="0.4642in" svg:height="0.1134in" svg:x="2.2362in" svg:y="1.5409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4835in" svg:height="0.1134in" svg:x="2.2264in" svg:y="2.4217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3787in" svg:height="0.5205in" svg:x="0.8437in" svg:y="0.480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4" svg:width="0.2657in" svg:height="0.4752in" svg:x="0.9201in" svg:y="1.6354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svg:width="0.5307in" svg:height="0.1516in" svg:x="2.1701in" svg:y="3.8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Диаграмма">Диаграмма <text:sequence text:ref-name="refДиаграмма2" text:name="Диаграмма" text:formula="ooow:Диаграмма+1" style:num-format="1">3</text:sequence>: Основные подсистемы программы</text:p></draw:text-box></draw:frame></text:p>
      <text:h text:style-name="P20" text:outline-level="1"><text:bookmark-start text:name="_Toc233009943"/>4. Спецификация данных<text:bookmark-end text:name="_Toc233009943"/></text:h>
      <text:p text:style-name="P24">В соответствии с разделением заданий ЕГЭ на задания типа A, в которых необходимо выбирать правильный ответ из четырёх предложенных вариантов, и задания типа B , не предоставляющие никаких вариантов ответов, генераторы делятся на 2 вида:</text:p>
      <text:list xml:id="list1210116160" text:style-name="L30">
        <text:list-item>
          <text:p text:style-name="P44">генераторы заданий с выбором единственного варианта ответа</text:p>
        </text:list-item>
        <text:list-item>
          <text:p text:style-name="P44">генераторы заданий, требующих от пользователя, непосредственного ввода ответа</text:p>
        </text:list-item>
      </text:list>
      <text:p text:style-name="P25">Для генераторов первого типа требуется:</text:p>
      <text:list xml:id="list317408421" text:style-name="L31">
        <text:list-item>
          <text:p text:style-name="P45">создание текста условия задания</text:p>
        </text:list-item>
        <text:list-item>
          <text:p text:style-name="P45">создание нескольких вариантов ответов</text:p>
        </text:list-item>
        <text:list-item>
          <text:p text:style-name="P45">указания одного правильного варианта ответа</text:p>
        </text:list-item>
      </text:list>
      <text:p text:style-name="P24">Для генераторов второго типа необходимо:</text:p>
      <text:list xml:id="list949709681" text:style-name="L32">
        <text:list-item>
          <text:p text:style-name="P52">создание текста условия задания</text:p>
        </text:list-item>
        <text:list-item>
          <text:p text:style-name="P52">создание единственного варианта решения</text:p>
        </text:list-item>
      </text:list>
      <text:list xml:id="list1071864047" text:style-name="L33">
        <text:list-header>
          <text:h text:style-name="P124" text:outline-level="1">5. Функциональные требования</text:h>
        </text:list-header>
      </text:list>
      <text:p text:style-name="P24">Система должна позволять пользователям:</text:p>
      <text:list xml:id="list338130907" text:style-name="L34">
        <text:list-item>
          <text:p text:style-name="P53">генерировать тестовые задания ЕГЭ</text:p>
        </text:list-item>
        <text:list-item>
          <text:p text:style-name="P53"><text:soft-page-break/>добавлять генераторы новых типов заданий</text:p>
        </text:list-item>
      </text:list>
      <text:p text:style-name="P24">При этом отдельные подсистемы должны выполнять следующие функции:</text:p>
      <text:list xml:id="list995305522" text:style-name="L35">
        <text:list-item>
          <text:p text:style-name="P46">Подсистема запуска генераторов и вывода результатов </text:p>
        </text:list-item>
      </text:list>
      <text:list xml:id="list319821737" text:style-name="L36">
        <text:list-item>
          <text:p text:style-name="P47">запускать множество генераторов </text:p>
        </text:list-item>
        <text:list-item>
          <text:p text:style-name="P47">преобразования полученных от генераторов данных в формат html или json</text:p>
        </text:list-item>
      </text:list>
      <text:list xml:id="list744954461" text:continue-list="list995305522" text:style-name="L35">
        <text:list-item>
          <text:p text:style-name="P46">Генераторы заданий</text:p>
        </text:list-item>
      </text:list>
      <text:list xml:id="list1141856400" text:style-name="L37">
        <text:list-item>
          <text:p text:style-name="P48">создавать варианты тестовых заданий ЕГЭ по информатике на основе случайных алгоритмов</text:p>
        </text:list-item>
      </text:list>
      <text:list xml:id="list541094103" text:continue-list="list744954461" text:style-name="L35">
        <text:list-item>
          <text:p text:style-name="P46">Библиотека генерации тестовых заданий</text:p>
        </text:list-item>
      </text:list>
      <text:list xml:id="list810715385" text:style-name="L38">
        <text:list-item>
          <text:p text:style-name="P49">предоставлять пользователю набор функций облегчающих процесс создания генераторов</text:p>
        </text:list-item>
      </text:list>
      <text:h text:style-name="P22" text:outline-level="2"><text:bookmark-start text:name="_Toc233009948"/>Библиотека подпрограмм (классов)<text:bookmark-end text:name="_Toc233009948"/></text:h>
      <text:p text:style-name="P24">Библиотека генерации заданий состоит из нескольких модулей, выполняющих следующие функции:</text:p>
      <text:list xml:id="list1518316592" text:style-name="L39">
        <text:list-item>
          <text:p text:style-name="P54">Bin — вывод в html чисел в двоичной, восьмеричной или шестнадцатеричной системах исчисления</text:p>
        </text:list-item>
        <text:list-item>
          <text:p text:style-name="P54">Bits — работа с бинарными векторами</text:p>
        </text:list-item>
        <text:list-item>
          <text:p text:style-name="P54">GenBase — описание классов - генераторов</text:p>
        </text:list-item>
        <text:list-item>
          <text:p text:style-name="P54">Graph — работа с графами, вывод структур, описывающих графы в html и визуализация графов в svg</text:p>
        </text:list-item>
        <text:list-item>
          <text:p text:style-name="P54">Html — генерация html</text:p>
        </text:list-item>
        <text:list-item>
          <text:p text:style-name="P54">LagnTable — вывод заданий на программирование</text:p>
        </text:list-item>
        <text:list-item>
          <text:p text:style-name="P54">Logic — работа с логическими выражениями</text:p>
        </text:list-item>
        <text:list-item>
          <text:p text:style-name="P54">NotationBase — преобразование чисел из одной системы исчисления в другие</text:p>
        </text:list-item>
        <text:list-item>
          <text:p text:style-name="P54">NumText — вывод чисел и простых выражений, сосящих из числа и зависимого слова в виде текста</text:p>
        </text:list-item>
        <text:list-item>
          <text:p text:style-name="P54">Prog — генерация заданий на программирование</text:p>
        </text:list-item>
        <text:list-item>
          <text:p text:style-name="P54">Random — генерация случайных чисел, случайных выборок из последовательности, случайных букв и строк.</text:p>
        </text:list-item>
        <text:list-item>
          <text:p text:style-name="P54">Svg — генерация </text:p>
        </text:list-item>
      </text:list>
      <text:p text:style-name="P24">Кроме того библиотека содержит словари часто используемых в тексте заданий слов:</text:p>
      <text:list xml:id="list395988056" text:style-name="L40">
        <text:list-item>
          <text:p text:style-name="P55">Russian/Animals — названия животных</text:p>
        </text:list-item>
        <text:list-item>
          <text:p text:style-name="P55">Russian/FamilyNames — русские фамилии</text:p>
        </text:list-item>
        <text:list-item>
          <text:p text:style-name="P55">Russian/Jobs — профессии</text:p>
        </text:list-item>
        <text:list-item>
          <text:p text:style-name="P55"><text:soft-page-break/>Russian/Names — русские имена</text:p>
        </text:list-item>
        <text:list-item>
          <text:p text:style-name="P55">Russian/SimpleNames — широко распространённые русские имена</text:p>
        </text:list-item>
        <text:list-item>
          <text:p text:style-name="P55">Russian/Subjects — названия школьных дисциплин</text:p>
        </text:list-item>
      </text:list>
      <text:h text:style-name="P127" text:outline-level="1">6. <text:bookmark-start text:name="_Toc233009949"/>Требования к интерфейсу<text:bookmark-end text:name="_Toc233009949"/></text:h>
      <text:p text:style-name="P14">Интерфейс командной строки</text:p>
      <text:h text:style-name="P126" text:outline-level="1">7. <text:bookmark-start text:name="_Toc233009954"/>Проект<text:bookmark-end text:name="_Toc233009954"/></text:h>
      <text:h text:style-name="P22" text:outline-level="2">7.1 <text:bookmark-start text:name="_Toc233009955"/>Средства реализации<text:bookmark-end text:name="_Toc233009955"/></text:h>
      <text:p text:style-name="P15">Система целиком реализована на языке программирования Perl с использованием стандартной библиотеки этого языка. </text:p>
      <text:p text:style-name="P15">Для работы с исходным кодом системы пригоден любой текстовый редактор. Автор работы использовал текстовый редактор Emacs <text:bibliography-mark text:identifier="emacs" text:bibliography-type="www" text:title="Многофункциональный текстовый редактор emacs" text:url="http://www.gnu.org/software/emacs/">[24]</text:bibliography-mark>. Среди преимуществ этого редактора стоит выделить режим отладки программ на ЯП Perl.</text:p>
      <text:p text:style-name="P15">Для просмотра сгенерированных тестов можно использовать любой современный веб-браузер с поддержкой векторной графики svg <text:bibliography-mark text:identifier="svg" text:bibliography-type="www" text:title="W3C SVG Working Group" text:url="http://www.w3.org/Graphics/SVG/">[25]</text:bibliography-mark>. Автор использовал Firefox 4.0 <text:bibliography-mark text:identifier="мозила" text:bibliography-type="www" text:title="Веб браузер Mozilla Firefox" text:url="http://www.mozilla.com">[26]</text:bibliography-mark>.</text:p>
      <text:list xml:id="list1317481371" text:style-name="L44">
        <text:list-item>
          <text:list>
            <text:list-item>
              <text:h text:style-name="P132" text:outline-level="2"><text:bookmark-start text:name="_Toc233009957"/>Модули и алгоритмы<text:bookmark-end text:name="_Toc233009957"/></text:h>
              <text:list>
                <text:list-item>
                  <text:h text:style-name="P135" text:outline-level="3">A02 «Определение объема памяти занимаемого строкой»</text:h>
                </text:list-item>
              </text:list>
            </text:list-item>
          </text:list>
        </text:list-item>
      </text:list>
      <text:p text:style-name="P69">Пример сгенерированного задания:</text:p>
      <text:p text:style-name="P69">В некоторой стране номер медецинской страховки состоит из 8 символов. В качестве символов используют 12 различных букв и восьмеричные цифры. Каждый такой номер в компьютерной программе записывается минимально возможным и одинаковым целым количеством байтов, при этом используют посимвольное кодирование и все символы кодируются одинаковым и минимально возможным количеством битов. Определите объем памяти, отводимый этой программой для записи 14 номеров. </text:p>
      <text:list xml:id="list732936698" text:style-name="L60">
        <text:list-item>
          <text:p text:style-name="P92">560 байт </text:p>
        </text:list-item>
        <text:list-item>
          <text:p text:style-name="P92">56 байт </text:p>
        </text:list-item>
        <text:list-item>
          <text:p text:style-name="P93">70 байт </text:p>
        </text:list-item>
        <text:list-item>
          <text:p text:style-name="P111">280 байт </text:p>
        </text:list-item>
      </text:list>
      <text:p text:style-name="P24">Алгоритм генерации задания:</text:p>
      <text:list xml:id="list2123816955" text:style-name="L45">
        <text:list-item>
          <text:p text:style-name="P56">случайным образом выбрать размер алфавита</text:p>
        </text:list-item>
      </text:list>
      <text:list xml:id="list652441371" text:style-name="L75">
        <text:list-item>
          <text:list>
            <text:list-item>
              <text:p text:style-name="P36">выбрать количество букв в алфавите от 1 до 33</text:p>
            </text:list-item>
            <text:list-item>
              <text:p text:style-name="P36">выбрать основание системы исчисления</text:p>
            </text:list-item>
          </text:list>
        </text:list-item>
      </text:list>
      <text:list xml:id="list957484436" text:continue-list="list2123816955" text:style-name="L45">
        <text:list-item>
          <text:p text:style-name="P56"><text:soft-page-break/>вычислить объём памяти, занимаемый одним символом</text:p>
        </text:list-item>
        <text:list-item>
          <text:p text:style-name="P56">на основе полученных данных сгенерировать правильный и неправильные ответы</text:p>
        </text:list-item>
      </text:list>
      <text:list xml:id="list1442152221" text:continue-list="list1317481371" text:style-name="L44">
        <text:list-item>
          <text:list>
            <text:list-item>
              <text:list>
                <text:list-item>
                  <text:h text:style-name="P136" text:outline-level="3">A06 «Поиск быстрейшего пути между населёнными пунктами по расписанию движения автобусов»</text:h>
                </text:list-item>
              </text:list>
            </text:list-item>
          </text:list>
        </text:list-item>
      </text:list>
      <text:p text:style-name="P69">Пример сгенерированного задания:</text:p>
      <text:p text:style-name="P121">Путешественник пришел в 10:10 на автостанцию населенного пункта <text:span text:style-name="Strong_20_Emphasis">ПЧЕЛИННОЕ</text:span> и обнаружил следующее расписание автобусов для всей районной сети маршрутов: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8">Пункт отправления</text:p>
          </table:table-cell>
          <table:table-cell table:style-name="Table1.A1" office:value-type="string">
            <text:p text:style-name="P148">Пункт прибытия</text:p>
          </table:table-cell>
          <table:table-cell table:style-name="Table1.A1" office:value-type="string">
            <text:p text:style-name="P148">Время отправления</text:p>
          </table:table-cell>
          <table:table-cell table:style-name="Table1.D1" office:value-type="string">
            <text:p text:style-name="P148">Время прибытия</text:p>
          </table:table-cell>
        </table:table-row>
        <table:table-row>
          <table:table-cell table:style-name="Table1.A2" office:value-type="string">
            <text:p text:style-name="P144">ЕЖОВО</text:p>
          </table:table-cell>
          <table:table-cell table:style-name="Table1.A2" office:value-type="string">
            <text:p text:style-name="P144">СОБОЛЕВО</text:p>
          </table:table-cell>
          <table:table-cell table:style-name="Table1.A2" office:value-type="string">
            <text:p text:style-name="P144">7:55</text:p>
          </table:table-cell>
          <table:table-cell table:style-name="Table1.D2" office:value-type="string">
            <text:p text:style-name="P144">8:35</text:p>
          </table:table-cell>
        </table:table-row>
        <table:table-row>
          <table:table-cell table:style-name="Table1.A2" office:value-type="string">
            <text:p text:style-name="P144">СОБОЛЕВО</text:p>
          </table:table-cell>
          <table:table-cell table:style-name="Table1.A2" office:value-type="string">
            <text:p text:style-name="P144">ПЧЕЛИННОЕ</text:p>
          </table:table-cell>
          <table:table-cell table:style-name="Table1.A2" office:value-type="string">
            <text:p text:style-name="P144">8:55</text:p>
          </table:table-cell>
          <table:table-cell table:style-name="Table1.D2" office:value-type="string">
            <text:p text:style-name="P144">9:00</text:p>
          </table:table-cell>
        </table:table-row>
        <table:table-row>
          <table:table-cell table:style-name="Table1.A2" office:value-type="string">
            <text:p text:style-name="P144">ЕЖОВО</text:p>
          </table:table-cell>
          <table:table-cell table:style-name="Table1.A2" office:value-type="string">
            <text:p text:style-name="P144">МЕДВЕЖЬЕ</text:p>
          </table:table-cell>
          <table:table-cell table:style-name="Table1.A2" office:value-type="string">
            <text:p text:style-name="P144">9:45</text:p>
          </table:table-cell>
          <table:table-cell table:style-name="Table1.D2" office:value-type="string">
            <text:p text:style-name="P144">10:00</text:p>
          </table:table-cell>
        </table:table-row>
        <table:table-row>
          <table:table-cell table:style-name="Table1.A2" office:value-type="string">
            <text:p text:style-name="P144">ПЧЕЛИННОЕ</text:p>
          </table:table-cell>
          <table:table-cell table:style-name="Table1.A2" office:value-type="string">
            <text:p text:style-name="P144">СОБОЛЕВО</text:p>
          </table:table-cell>
          <table:table-cell table:style-name="Table1.A2" office:value-type="string">
            <text:p text:style-name="P144">10:25</text:p>
          </table:table-cell>
          <table:table-cell table:style-name="Table1.D2" office:value-type="string">
            <text:p text:style-name="P144">11:00</text:p>
          </table:table-cell>
        </table:table-row>
        <table:table-row>
          <table:table-cell table:style-name="Table1.A2" office:value-type="string">
            <text:p text:style-name="P144">ПЧЕЛИННОЕ</text:p>
          </table:table-cell>
          <table:table-cell table:style-name="Table1.A2" office:value-type="string">
            <text:p text:style-name="P144">ЕЖОВО</text:p>
          </table:table-cell>
          <table:table-cell table:style-name="Table1.A2" office:value-type="string">
            <text:p text:style-name="P144">10:45</text:p>
          </table:table-cell>
          <table:table-cell table:style-name="Table1.D2" office:value-type="string">
            <text:p text:style-name="P144">10:50</text:p>
          </table:table-cell>
        </table:table-row>
        <table:table-row>
          <table:table-cell table:style-name="Table1.A2" office:value-type="string">
            <text:p text:style-name="P144">СОБОЛЕВО</text:p>
          </table:table-cell>
          <table:table-cell table:style-name="Table1.A2" office:value-type="string">
            <text:p text:style-name="P144">ЕЖОВО</text:p>
          </table:table-cell>
          <table:table-cell table:style-name="Table1.A2" office:value-type="string">
            <text:p text:style-name="P144">8:55</text:p>
          </table:table-cell>
          <table:table-cell table:style-name="Table1.D2" office:value-type="string">
            <text:p text:style-name="P144">10:50</text:p>
          </table:table-cell>
        </table:table-row>
        <table:table-row>
          <table:table-cell table:style-name="Table1.A2" office:value-type="string">
            <text:p text:style-name="P144">МЕДВЕЖЬЕ</text:p>
          </table:table-cell>
          <table:table-cell table:style-name="Table1.A2" office:value-type="string">
            <text:p text:style-name="P144">ПЧЕЛИННОЕ</text:p>
          </table:table-cell>
          <table:table-cell table:style-name="Table1.A2" office:value-type="string">
            <text:p text:style-name="P144">13:10</text:p>
          </table:table-cell>
          <table:table-cell table:style-name="Table1.D2" office:value-type="string">
            <text:p text:style-name="P144">13:15</text:p>
          </table:table-cell>
        </table:table-row>
        <table:table-row>
          <table:table-cell table:style-name="Table1.A2" office:value-type="string">
            <text:p text:style-name="P144">ЕЖОВО</text:p>
          </table:table-cell>
          <table:table-cell table:style-name="Table1.A2" office:value-type="string">
            <text:p text:style-name="P144">ПЧЕЛИННОЕ</text:p>
          </table:table-cell>
          <table:table-cell table:style-name="Table1.A2" office:value-type="string">
            <text:p text:style-name="P144">7:55</text:p>
          </table:table-cell>
          <table:table-cell table:style-name="Table1.D2" office:value-type="string">
            <text:p text:style-name="P144">9:00</text:p>
          </table:table-cell>
        </table:table-row>
        <table:table-row>
          <table:table-cell table:style-name="Table1.A2" office:value-type="string">
            <text:p text:style-name="P144">МЕДВЕЖЬЕ</text:p>
          </table:table-cell>
          <table:table-cell table:style-name="Table1.A2" office:value-type="string">
            <text:p text:style-name="P144">СОБОЛЕВО</text:p>
          </table:table-cell>
          <table:table-cell table:style-name="Table1.A2" office:value-type="string">
            <text:p text:style-name="P144">14:40</text:p>
          </table:table-cell>
          <table:table-cell table:style-name="Table1.D2" office:value-type="string">
            <text:p text:style-name="P144">14:45</text:p>
          </table:table-cell>
        </table:table-row>
        <table:table-row>
          <table:table-cell table:style-name="Table1.A2" office:value-type="string">
            <text:p text:style-name="P144">ПЧЕЛИННОЕ</text:p>
          </table:table-cell>
          <table:table-cell table:style-name="Table1.A2" office:value-type="string">
            <text:p text:style-name="P144">МЕДВЕЖЬЕ</text:p>
          </table:table-cell>
          <table:table-cell table:style-name="Table1.A2" office:value-type="string">
            <text:p text:style-name="P144">15:10</text:p>
          </table:table-cell>
          <table:table-cell table:style-name="Table1.D2" office:value-type="string">
            <text:p text:style-name="P144">15:30</text:p>
          </table:table-cell>
        </table:table-row>
      </table:table>
      <text:p text:style-name="P104">Определите самое раннее время, когда путешественник сможет оказаться в пункте <text:span text:style-name="Strong_20_Emphasis">СОБОЛЕВО</text:span> согласно этому расписанию.</text:p>
      <text:list xml:id="list455352509" text:style-name="L61">
        <text:list-item>
          <text:p text:style-name="P94">11:00 </text:p>
        </text:list-item>
        <text:list-item>
          <text:p text:style-name="P97">8:35 </text:p>
        </text:list-item>
        <text:list-item>
          <text:p text:style-name="P97">10:50 </text:p>
        </text:list-item>
        <text:list-item>
          <text:p text:style-name="P112">9:00 </text:p>
        </text:list-item>
      </text:list>
      <text:p text:style-name="P24">Алгоритм генерации:</text:p>
      <text:list xml:id="list951520297" text:style-name="L47">
        <text:list-item>
          <text:p text:style-name="P58">сопоставим расписанию движения автобусов направленный взвешенный граф, где вершинам соответствуют населённые пункты, а рёбрам соответствуют 2 числа: время отправления и прибытия автобуса. Сгенерируем матрицу смежности, которая задаст расписание для условия</text:p>
        </text:list-item>
        <text:list-item>
          <text:p text:style-name="P58">при помощи алгоритма Флойда-Уоршелла найдём <text:s/>кратчайшие пути между всеми парами городов</text:p>
        </text:list-item>
        <text:list-item>
          <text:p text:style-name="P58">выберем пару вершин такую, что из 1й можно попасть во 2ю. В задании укажем, что требуется найти пусть из 1й во 2ю. Правильным ответом будет найденный на <text:soft-page-break/>предыдущем шаге кратчайший путь</text:p>
        </text:list-item>
        <text:list-item>
          <text:p text:style-name="P58">если на 2м шаге мы улучшали уже существующий путь во 2ю вершину, то предыдущий результат является дистрактором и запоминается; время окончания маршрутов заканчивающихся в вершине 2 так же являются дистракторами; если дистракторов меньше 3х выбираем еще несколько любых значений из расписание, следя за тем, чтобы в ответы не попадало 2 одинаковых значения</text:p>
        </text:list-item>
      </text:list>
      <text:list xml:id="list1434579673" text:continue-list="list1442152221" text:style-name="L44">
        <text:list-item>
          <text:list>
            <text:list-item>
              <text:list>
                <text:list-item>
                  <text:h text:style-name="P137" text:outline-level="3">A07 «Восстановление пароля»</text:h>
                </text:list-item>
              </text:list>
            </text:list-item>
          </text:list>
        </text:list-item>
      </text:list>
      <text:p text:style-name="P28">Пример сгенерированного задания:</text:p>
      <text:p text:style-name="P23">Аркадий забыл пароль для входа в GNU/Linux, но помнил алгоритм его получения из символов «P82EDP83D» в строке подсказки. Если последовательность символов «P8» заменить на «V6» и из получившейся строки удалить все двухзначные числа, то полученная последовательность и будет паролем: </text:p>
      <text:list xml:id="list1796550101" text:style-name="L62">
        <text:list-item>
          <text:p text:style-name="P95">VEDVD </text:p>
        </text:list-item>
        <text:list-item>
          <text:p text:style-name="P98">PEDPD </text:p>
        </text:list-item>
        <text:list-item>
          <text:p text:style-name="P98">VEDV63D </text:p>
        </text:list-item>
        <text:list-item>
          <text:p text:style-name="P113">PEDP83D </text:p>
        </text:list-item>
      </text:list>
      <text:p text:style-name="P23"/>
      <text:p text:style-name="P23">Алгоритм генерации:</text:p>
      <text:list xml:id="list1107848615" text:style-name="L48">
        <text:list-item>
          <text:p text:style-name="P59">сгенерируем случайную длинную строку S и 2 маленькие строки, состоящие из буквы и цифры: Subs1 и Subs2. Выберем несколько позиций в строке S, в которые вставим маленькую строку Subs1 — получим строку S1. Аналогично, используя S и Subs2 получим строку S2. S могла содержать Subs1, поэтому в S2 заменим Subs1 на Subs2. Полученные строки такие, что S2 получается из S1 заменой всех вхождений в S1 подстроки Subs1 на Subs2.</text:p>
        </text:list-item>
        <text:list-item>
          <text:p text:style-name="P59">удаляя из строк S1 и S2 полностью или частично числа разной длины, получим верные и неверные ответы</text:p>
        </text:list-item>
      </text:list>
      <text:list xml:id="list2162594780" text:continue-list="list1434579673" text:style-name="L44">
        <text:list-item>
          <text:list>
            <text:list-item>
              <text:list>
                <text:list-item>
                  <text:h text:style-name="P138" text:outline-level="3">A13 «Определить, какой файл удовлетворяет группе масок»</text:h>
                </text:list-item>
              </text:list>
            </text:list-item>
          </text:list>
        </text:list-item>
      </text:list>
      <text:p text:style-name="P28">Пример сгенерированного задания:</text:p>
      <text:p text:style-name="P104">Для групповых операций с файлами используются <text:span text:style-name="T6">маски имён файлов</text:span>. Маска представляет собой последовательность букв, цифр, и прочих допустимых в именах файлов символов, в которой также могут встречаться следующие символы: </text:p>
      <text:p text:style-name="P104">Символ «?» (вопросительный знак) означает ровно один произвольный символ. </text:p>
      <text:p text:style-name="P104">Символ «*» (звёздочка) означает любую последовательность символов произвольной длины, в том числе и пустую последовательность. </text:p>
      <text:p text:style-name="P104"><text:soft-page-break/>Определите, какой из указынный файлов удовлетворяет всем маскам:</text:p>
      <text:list xml:id="list276447355" text:style-name="L63">
        <text:list-item>
          <text:p text:style-name="P99">bj*t*a.ma* </text:p>
        </text:list-item>
        <text:list-item>
          <text:p text:style-name="P99">bj?t*a.ma? </text:p>
        </text:list-item>
        <text:list-item>
          <text:p text:style-name="P99">bj*t?a.ma? </text:p>
        </text:list-item>
        <text:list-item>
          <text:p text:style-name="P114">bj*t?a.ma? </text:p>
        </text:list-item>
      </text:list>
      <text:list xml:id="list1877587222" text:style-name="L64">
        <text:list-item>
          <text:p text:style-name="P100">bjtnhma.mawov </text:p>
        </text:list-item>
        <text:list-item>
          <text:p text:style-name="P100">bjsyita.ma </text:p>
        </text:list-item>
        <text:list-item>
          <text:p text:style-name="P100">bjqtja.ma </text:p>
        </text:list-item>
        <text:list-item>
          <text:p text:style-name="P115">bjqtja.mae </text:p>
        </text:list-item>
      </text:list>
      <text:p text:style-name="P23"/>
      <text:p text:style-name="P23">Генерация проводится в 2 идентичных этапа. На каждом из них генерируются 4 маски и несколько хороших и плохих вариантов ответов:</text:p>
      <text:list xml:id="list336203590" text:style-name="L49">
        <text:list-item>
          <text:p text:style-name="P60">для имени файла без расширения</text:p>
        </text:list-item>
        <text:list-item>
          <text:p text:style-name="P61">для расширения</text:p>
        </text:list-item>
      </text:list>
      <text:p text:style-name="P23">Далее полученные ответы и маски комбинируются для получения ответов и составления задания.</text:p>
      <text:p text:style-name="P23">Алгоритм генерации:</text:p>
      <text:list xml:id="list582475848" text:style-name="L50">
        <text:list-item>
          <text:p text:style-name="P62">сгенерируем случайную строку, из которой в последствии создадим маски и имена</text:p>
        </text:list-item>
        <text:list-item>
          <text:p text:style-name="P62">выберем несколько позиций в полученной строке: далее туда будут вставляться специальные символы для создания масок и буквы с цифрами для создания имён</text:p>
        </text:list-item>
        <text:list-item>
          <text:p text:style-name="P62">создадим 4 маски, вставляя в выбранные позиции специальные символы. Следует обязательно вставить хотя бы один символ «?» для того, чтобы потом можно было создать файлы, не удовлетворяющие этой маске</text:p>
        </text:list-item>
        <text:list-item>
          <text:p text:style-name="P62">создадим имена, заменяя в полученных масках специальные символы на несколько символов алфавита. При этом если мы хотим сделать плохой вариант ответа необходимо символ «?» заменить на несколько символов алфавита, либо на пустую строку. Для создания хорошего имени необходимо убедиться, что символам «?» всех масок соответствует ровно один символ алфавита.</text:p>
        </text:list-item>
      </text:list>
      <text:list xml:id="list722915012" text:continue-list="list2162594780" text:style-name="L44">
        <text:list-item>
          <text:list>
            <text:list-item>
              <text:list>
                <text:list-item>
                  <text:h text:style-name="P138" text:outline-level="3">A13 «Определить какая маска выберет все файлы»</text:h>
                </text:list-item>
              </text:list>
            </text:list-item>
          </text:list>
        </text:list-item>
      </text:list>
      <text:p text:style-name="P28">Пример сгенерированного задания:</text:p>
      <text:p text:style-name="P104">Для групповых операций с файлами используются <text:span text:style-name="T6">маски имён файлов</text:span>. Маска представляет собой последовательность букв, цифр, и прочих допустимых в именах файлов символов, в которой также могут встречаться следующие символы: </text:p>
      <text:p text:style-name="P104"><text:soft-page-break/>Символ «?» (вопросительный знак) означает ровно один произвольный символ. </text:p>
      <text:p text:style-name="P104">Символ «*» (звёздочка) означает любую последовательность символов произвольной длины, в том числе и пустую последовательность. </text:p>
      <text:p text:style-name="P104">Определите, по какой из масок будет выбрана указанная группа файлов: </text:p>
      <text:list xml:id="list1975502015" text:style-name="L65">
        <text:list-item>
          <text:p text:style-name="P101">phkxhxaglz.glil</text:p>
        </text:list-item>
        <text:list-item>
          <text:p text:style-name="P101">phxagquzz.muhit</text:p>
        </text:list-item>
        <text:list-item>
          <text:p text:style-name="P101">pbhxagz.i</text:p>
        </text:list-item>
        <text:list-item>
          <text:p text:style-name="P116">plhhxagbvlz.i</text:p>
        </text:list-item>
      </text:list>
      <text:list xml:id="list215200440" text:style-name="L66">
        <text:list-item>
          <text:p text:style-name="P96">p*hxag*z.*i* </text:p>
        </text:list-item>
        <text:list-item>
          <text:p text:style-name="P102">p*hxag*z.?i? </text:p>
        </text:list-item>
        <text:list-item>
          <text:p text:style-name="P102">p*hxag*z.*i? </text:p>
        </text:list-item>
        <text:list-item>
          <text:p text:style-name="P117">p?hxag*z.*i* </text:p>
          <text:p text:style-name="P117"/>
        </text:list-item>
      </text:list>
      <text:p text:style-name="P23">Алгоритм генериции очень похож на предыдущий: мы так же будем генерировать случайную строку, выбирать в ней несколько позиций, в которые потом вставим специальные символы и символы алфавита. </text:p>
      <text:p text:style-name="P23">Ключевое соображение следующее: если в маске есть хотя бы один символ «?», то можно легко сделать плохой вариант ответа, в котором на месте «?» стоит или пустая строка, или несколько символов. </text:p>
      <text:list xml:id="list2150993615" text:continue-list="list722915012" text:style-name="L44">
        <text:list-item>
          <text:list>
            <text:list-item>
              <text:list>
                <text:list-item>
                  <text:h text:style-name="P138" text:outline-level="3">B06 «Определить кто где живёт»</text:h>
                </text:list-item>
              </text:list>
            </text:list-item>
          </text:list>
        </text:list-item>
      </text:list>
      <text:p text:style-name="P28">Пример сгенерированного задания:</text:p>
      <text:p text:style-name="P104">На одной улице стоят в ряд 4 дома, в которых живут 4 человека: <text:span text:style-name="Strong_20_Emphasis">Олег</text:span>, <text:span text:style-name="Strong_20_Emphasis">Федор</text:span>, <text:span text:style-name="Strong_20_Emphasis">Евгений</text:span>, <text:span text:style-name="Strong_20_Emphasis">Юрий</text:span>. Известно, что каждый из них владеет ровно одной из следующих профессий: <text:span text:style-name="Strong_20_Emphasis">Учитель</text:span>, <text:span text:style-name="Strong_20_Emphasis">Ткач</text:span>, <text:span text:style-name="Strong_20_Emphasis">Электромонтер</text:span>, <text:span text:style-name="Strong_20_Emphasis">Зооинженер</text:span>, но неизвестно, кто какой и неизвестно, кто в каком доме живет. Однако, известно, что:</text:p>
      <text:list xml:id="list937172918" text:style-name="L73">
        <text:list-item>
          <text:p text:style-name="P122">Зооинженер живёт правее Учителя</text:p>
        </text:list-item>
        <text:list-item>
          <text:p text:style-name="P122">Ткач живёт рядом c Учителем</text:p>
        </text:list-item>
        <text:list-item>
          <text:p text:style-name="P122">Федор работает Ткачом</text:p>
        </text:list-item>
        <text:list-item>
          <text:p text:style-name="P122">Электромонтер живёт рядом c Учителем</text:p>
        </text:list-item>
        <text:list-item>
          <text:p text:style-name="P122">Ткач живёт правее Учителя</text:p>
        </text:list-item>
        <text:list-item>
          <text:p text:style-name="P122">Евгений работает Зооинженером</text:p>
        </text:list-item>
        <text:list-item>
          <text:p text:style-name="P75">Юрий не работает Электромонтером</text:p>
        </text:list-item>
      </text:list>
      <text:p text:style-name="Text_20_body">Выясните, кто какой профессии, и кто где живет, и дайте ответ в виде заглавных букв <text:soft-page-break/>имени людей, в порядке слева направо. Например, если бы в домах жили (слева направо) Евгений, Федор, Юрий, Олег, ответ был бы: ЕФЮО </text:p>
      <text:list xml:id="list998591949" text:style-name="L76">
        <text:list-item>
          <text:p text:style-name="P74">ОЮФЕ</text:p>
          <text:p text:style-name="P74"/>
        </text:list-item>
      </text:list>
      <text:p text:style-name="P23">Сперва рассмотрим, как решается такое задание.</text:p>
      <text:p text:style-name="P23">Решение проводится в 2 этапа:</text:p>
      <text:list xml:id="list665886269" text:style-name="L51">
        <text:list-item>
          <text:p text:style-name="P63">на основе ограничений устанавливается расположение профессий: А В Б Г</text:p>
        </text:list-item>
        <text:list-item>
          <text:p text:style-name="P63">учитывая полученное расположение профессий и оставшиеся ограничения устанавливается расположение имён: Ф Б Г Д</text:p>
        </text:list-item>
      </text:list>
      <text:p text:style-name="P23">Генерируется задание, соответственно тоже в 2 этапа:</text:p>
      <text:list xml:id="list1835789701" text:style-name="L52">
        <text:list-item>
          <text:p text:style-name="P64">генерируются ограничения на расположение профессий (имеется 3 вида ограничений: «живёт правее», «живут рядом», «живут не рядом»)</text:p>
        </text:list-item>
        <text:list-item>
          <text:p text:style-name="P64">генерируются ограничения на расположение имён (кроме предыдущих типов ограничений добавляются еще несколько: «имя живёт правее, чем профессия», «имя занимается профессией», «имя не занимается профессией»)</text:p>
        </text:list-item>
      </text:list>
      <text:p text:style-name="P23">Ограничения генерируются следующим образом: пусть у нас уже есть некоторый набор ограничений, учитывая которые можно выбрать несколько вариантов расположения объектов. Добавим еще какое нибудь ограничение. Если число возможных вариантов расположить объекты уменьшилось и не стало равным нулю, то запоминаем это ограничение иначе отвергаем. Продолжаем процесс, пока не получим 1 вариант расположить объекты.</text:p>
      <text:p text:style-name="P23"/>
      <text:list xml:id="list332911143" text:continue-list="list2150993615" text:style-name="L44">
        <text:list-item>
          <text:list>
            <text:list-item>
              <text:list>
                <text:list-item>
                  <text:h text:style-name="P138" text:outline-level="3">B07 «Определить кто говорит правду»</text:h>
                </text:list-item>
              </text:list>
            </text:list-item>
          </text:list>
        </text:list-item>
      </text:list>
      <text:p text:style-name="P28">Пример сгенерированного задания:</text:p>
      <text:p text:style-name="P70"><text:span text:style-name="T8">Семь школьников, остававшихся в классе на перемене, были вызваны к директору. </text:span><text:span text:style-name="Strong_20_Emphasis"><text:span text:style-name="T8">Один из них</text:span></text:span><text:span text:style-name="T8"> разбил цветочный горшок в кабинете. На вопрос директора, кто это сделал, были получены следующие ответы:</text:span></text:p>
      <text:p text:style-name="P123">Константин: «Ни Петр, ни Леонид не виновны»<text:line-break/>Петр: «Виноваты я или Зинаида или Константин»<text:line-break/>Роман: «Это Леонид или Зинаида или Петр»<text:line-break/>Егор: «Леонид не виноват»<text:line-break/>Зинаида: «Всему виной Леонид или Константин или Роман»<text:line-break/>Варвара: «Ни Егор, ни Леонид не виновны»<text:line-break/>Леонид: «Это я или Петр»</text:p>
      <text:p text:style-name="P104">Кто разбил цветочный горшок, если известно, что из этих девяти высказываний истины <text:soft-page-break/><text:span text:style-name="Strong_20_Emphasis">только четыре</text:span>? Ответ запишите в виде первой буквы имени. </text:p>
      <text:list xml:id="list1111708428" text:style-name="L70">
        <text:list-item>
          <text:p text:style-name="P118"><text:span text:style-name="T7">Р</text:span></text:p>
        </text:list-item>
      </text:list>
      <text:p text:style-name="P28"/>
      <text:p text:style-name="P23">Данное задание решается перебором. Подставив предполагаемый ответ проверим, сколько высказываний становятся верными. Перебрав все имена детей в качестве предполагаемого ответа найдём верное решение.</text:p>
      <text:p text:style-name="P23">Сделаем небольшое замечание: мы можем легко составить высказывание, истинное на нескольких определённых ответах. Например высказывание «разбил Антон или Виктор» истинно, если разбил Антон или если разбил Виктор, а на всех остальных вариантах ответов ложно.</text:p>
      <text:p text:style-name="P23">Рассмотрим алгоритм генерации на небольшом примере. Множеству высказываний сопоставим двоичную матрицу nxn, где n — число человек в условии задачи. Значение элемента матрицы с индексом (i, j) означает истинно или ложно высказывание человека с номером i, если человек с номером j является ответом. Так как в рассмотренном мной условии задачи не было высказываний всегда ложных или всегда истинных, то генерация высказываний сводится к генерации двоичной матрицы со следующими свойствами:</text:p>
      <text:list xml:id="list913632787" text:style-name="L53">
        <text:list-item>
          <text:p text:style-name="P65">в каждой строке должна хотя бы одна единица и хотя бы один ноль</text:p>
        </text:list-item>
        <text:list-item>
          <text:p text:style-name="P65">чтобы гарантировать единственность ответа необходимо, чтобы в матрице был столбец с уникальной степенью</text:p>
        </text:list-item>
      </text:list>
      <text:p text:style-name="P23">Сначала случайным образом сгенерируем матрицу, удовлетворяющую <text:s/>условию (1). Затем, если не нашлось столбца с уникальной степенью то выберем несколько столбцов с одной степенью. Теперь добавим в условие задачи еще одного человека, а в матрицу допишем пустую строку и столбец. В новой строке поставим 1 во всех кроме одного столбцах, которые мы только что выбрали. Теперь в матрице есть столбец с уникальной степенью. Используя матрицу составим высказывания.</text:p>
      <text:list xml:id="list172369446" text:continue-list="list332911143" text:style-name="L44">
        <text:list-item>
          <text:list>
            <text:list-item>
              <text:list>
                <text:list-item>
                  <text:h text:style-name="P138" text:outline-level="3">B08 «Определить, какая буква на определённом месте в строке, заданной рекурсивным правилом</text:h>
                </text:list-item>
              </text:list>
            </text:list-item>
          </text:list>
        </text:list-item>
      </text:list>
      <text:p text:style-name="P28">Пример сгенерированного задания:</text:p>
      <text:p text:style-name="P23">Строки (цепочки символов латинских букв) создаются по следующему правилу. Первая строка состоит из одного символа – латинской буквы «А». Каждая из последующих цепочек создается такими действиями: в очередную строку сначала записывается буква, чей порядковый номер в алфавите соответствует номеру строки (на i-м шаге пишется i-я буква алфавита), к ней слева дважды подряд приписывается предыдущая строка. Вот первые 4 строки, созданные по этому правилу: </text:p>
      <text:list xml:id="list229438550" text:style-name="L71">
        <text:list-item>
          <text:p text:style-name="P103">A </text:p>
        </text:list-item>
        <text:list-item>
          <text:p text:style-name="P103"><text:soft-page-break/>AAB </text:p>
        </text:list-item>
        <text:list-item>
          <text:p text:style-name="P103">AABAABC </text:p>
        </text:list-item>
        <text:list-item>
          <text:p text:style-name="P119">AABAABCAABAABCD </text:p>
        </text:list-item>
      </text:list>
      <text:p text:style-name="P104"><text:span text:style-name="T9">Латинский алфавит (для справки)</text:span>: ABCDEFGHIJKLMNOPQRSTUVWXYZ</text:p>
      <text:p text:style-name="P104">Имеется задание: «Определить символ, стоящий в n-й строке на позиции <text:span text:style-name="Strong_20_Emphasis">2</text:span><text:span text:style-name="Strong_20_Emphasis"><text:span text:style-name="T10">n - 5</text:span></text:span><text:span text:style-name="Strong_20_Emphasis"> – 2</text:span>, считая от левого края цепочки». <text:line-break/>Выполните это задание для <text:span text:style-name="Strong_20_Emphasis">n = 8</text:span> </text:p>
      <text:list xml:id="list54793729" text:style-name="L72">
        <text:list-item>
          <text:p text:style-name="P120">B </text:p>
          <text:p text:style-name="P120"/>
        </text:list-item>
      </text:list>
      <text:p text:style-name="P23">Необходимо отметить, что длина n-й строки в последовательности равна <text:s/><text:span text:style-name="Strong_20_Emphasis"><text:span text:style-name="T8">2</text:span></text:span><text:span text:style-name="Strong_20_Emphasis"><text:span text:style-name="T11">n </text:span></text:span><text:span text:style-name="Strong_20_Emphasis"><text:span text:style-name="T13">-</text:span></text:span><text:span text:style-name="Strong_20_Emphasis"><text:span text:style-name="T12">1 и заканчивается она последовательностью из n первых букв латинского алфавита.</text:span></text:span></text:p>
      <text:p text:style-name="P23">Алгоритм генерации:</text:p>
      <text:list xml:id="list1147972071" text:style-name="L54">
        <text:list-item>
          <text:p text:style-name="P66">случайным образом выберем целые числа n, dn, dx так, чтобы выполнялось: dn &lt; n, dx &lt; n - dn</text:p>
        </text:list-item>
        <text:list-item>
          <text:p text:style-name="P66">задание будет слудующим: «Определить символ, стоящий <text:s/>в n-й строке на позиции 2<text:span text:style-name="T14">n-dn</text:span> — dx, считая от левого края цепочки»</text:p>
        </text:list-item>
        <text:list-item>
          <text:p text:style-name="P66">ответ: буква латинского алфавита на позиции n — dn — dx + 1</text:p>
        </text:list-item>
      </text:list>
      <text:list xml:id="list2124238623" text:style-name="L55">
        <text:list-item>
          <text:list>
            <text:list-header>
              <text:h text:style-name="P133" text:outline-level="2">8.3. <text:bookmark-start text:name="_Toc233009958"/>Стандарт кодирования<text:bookmark-end text:name="_Toc233009958"/></text:h>
            </text:list-header>
          </text:list>
        </text:list-item>
      </text:list>
      <text:p text:style-name="P23">Принят автором системы, соответствует рекомендациям автора ЯП perl<text:bibliography-mark text:identifier="perl style guide" text:bibliography-type="www" text:address="http://perldoc.perl.org/perlstyle.html" text:title="perl style guide" text:url="http://perldoc.perl.org/perlstyle.html">[27]</text:bibliography-mark> <text:s/>и состоит в следующем:</text:p>
      <text:list xml:id="list1193788309" text:style-name="L56">
        <text:list-item>
          <text:p text:style-name="P67">Всегда использовать «use strict» и «use warnings»</text:p>
        </text:list-item>
        <text:list-item>
          <text:p text:style-name="P67">Отступ состоит из 4х проблов.</text:p>
        </text:list-item>
        <text:list-item>
          <text:p text:style-name="P67">Закрывающаяся фигурная скобка многострочного блока должна находиться на таком же уровне отступа, как и ключевое слово, с которого начинается блок.</text:p>
        </text:list-item>
        <text:list-item>
          <text:p text:style-name="P67">Пробел перед открывающейся фигурной скобкой многострочного блока.</text:p>
        </text:list-item>
        <text:list-item>
          <text:p text:style-name="P67">Нет пробелов перед точной с запятой.</text:p>
        </text:list-item>
        <text:list-item>
          <text:p text:style-name="P67">Точка с запятой отсутствует в конце коротких однострочных блоков.</text:p>
        </text:list-item>
        <text:list-item>
          <text:p text:style-name="P67">Пробелы вокруг большинства операторов (в частности вокруг .. ).</text:p>
        </text:list-item>
        <text:list-item>
          <text:p text:style-name="P67">Пробелы вокруг сложных выражений внутри скобок.</text:p>
        </text:list-item>
        <text:list-item>
          <text:p text:style-name="P67">Пустые строчки отделяют логические блоки кода, делающие разные вещи.</text:p>
        </text:list-item>
        <text:list-item>
          <text:p text:style-name="P67">Нет пробела между именем функции и открывающейся круглой скобкой.</text:p>
        </text:list-item>
        <text:list-item>
          <text:p text:style-name="P67">Пробел после каждой запятой.</text:p>
        </text:list-item>
        <text:list-item>
          <text:p text:style-name="P67">Длинные строки переносятся после операторов (за исключением операторов and и or).</text:p>
        </text:list-item>
      </text:list>
      <text:list xml:id="list1053163534" text:style-name="L57">
        <text:list-item>
          <text:list>
            <text:list-header>
              <text:h text:style-name="P134" text:outline-level="2"><text:soft-page-break/>8.4. П<text:bookmark-start text:name="_Toc233009959"/>роект интерфейса<text:bookmark-end text:name="_Toc233009959"/></text:h>
            </text:list-header>
          </text:list>
        </text:list-item>
      </text:list>
      <text:p text:style-name="P23">Результаты могут выводиться в следующих форматах: </text:p>
      <text:list xml:id="list301703329" text:style-name="L58">
        <text:list-item>
          <text:p text:style-name="P68">html </text:p>
        </text:list-item>
        <text:list-item>
          <text:p text:style-name="P68">json </text:p>
        </text:list-item>
      </text:list>
      <text:list xml:id="list111812238" text:style-name="L59">
        <text:list-header>
          <text:h text:style-name="P125" text:outline-level="1">9. <text:bookmark-start text:name="_Toc233009960"/>Реализация и тестирование<text:bookmark-end text:name="_Toc233009960"/></text:h>
        </text:list-header>
      </text:list>
      <text:p text:style-name="P19">В результате моей работы в проект добавлена 1601 строка кода и удалены 74 строки кода на языке программирования perl.</text:p>
      <text:p text:style-name="P19">Генераторы заданий, реализованные мной, использовались на практике в ходе проведения сертификации по ЕГЭ в рамках Весеннего турнира юных программистов 12-15 мая 2011 г.</text:p>
      <text:h text:style-name="P20" text:outline-level="1"><text:bookmark-start text:name="_Toc233009962"/>Заключение<text:bookmark-end text:name="_Toc233009962"/></text:h>
      <text:p text:style-name="P23">Таким образом, в процессе выполнения <text:span text:style-name="T2">курсовой</text:span> работы был доработан существующий открытый проект — система генерации тестовых заданий ЕГЭ. В систему были добавлены генераторы 8 типов заданий, что значительно увеличило её актуальность.</text:p>
      <text:p text:style-name="P23">Проект всё еще нуждается в доработке — необходимо создавать новые генераторы. <text:s/>Кроме того, возможно добавление новых особенностей в систему, например осуществлять вместе с созданием варианта задания еще и описания процесса построения правильного решения. Так же можно добавить возможность задавать сложность заданий.</text:p>
      <text:p text:style-name="P23">Пользу от выполнения данной работы получил и автор курсовой работыузучивший ЯП Perl <text:bibliography-mark text:identifier="perl" text:bibliography-type="www" text:title="Язык программирования perl" text:url="http://www.perl.org/">[21]</text:bibliography-mark>, систему контроля версий git <text:bibliography-mark text:identifier="git" text:bibliography-type="www" text:title="Система контроля версий git" text:url="http://git-scm.com/">[11]</text:bibliography-mark> и текстовый редактор GNU/Emacs <text:bibliography-mark text:identifier="emacs" text:bibliography-type="www" text:title="Многофункциональный текстовый редактор emacs" text:url="http://www.gnu.org/software/emacs/">[24]</text:bibliography-mark>.</text:p>
      <text:p text:style-name="P23"/>
      <text:p text:style-name="P29"/>
      <text:p text:style-name="P12"><text:bookmark-start text:name="_Toc233009963"/><text:bookmark-end text:name="_Toc233009963"/></text:p>
      <text:bibliography text:style-name="Sect2" text:protected="true"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source>
        <text:index-body>
          <text:index-title text:style-name="Sect1" text:name="Bibliography1_Head">
            <text:p text:style-name="Bibliography_20_Heading">Список литературы</text:p>
          </text:index-title>
          <text:p text:style-name="P147">1: <text:s/>Словарь ЕГЭ - http://www1.ege.edu.ru/brief-glossary </text:p>
          <text:p text:style-name="P147">2: <text:s/>Пси-шпаргалка психологический образовательный сайт - http://psylist.net/slovar/5a73.htm </text:p>
          <text:p text:style-name="P147">3: <text:s/>Яндекс словари - http://slovari.yandex.ru </text:p>
          <text:p text:style-name="P147">4: <text:s/>Just Whose Idea Was All This Testing? - http://www.washingtonpost.com/wp-dyn/content/article/2006/11/13/AR2006111301007_2.html </text:p>
          <text:p text:style-name="P147">5: <text:s/>Теория и методика педагогических измерений - old.ustu.ru/Аванесов%20В.С.pdf?id=2421&amp;jf=yes </text:p>
          <text:p text:style-name="P147">6: <text:s/>Нормативно-правовые документы ЕГЭ - http://www1.ege.edu.ru/legal-documents </text:p>
          <text:p text:style-name="P147">7: <text:s/>Основные сведения о ЕГЭ - http://www1.ege.edu.ru/main </text:p>
          <text:p text:style-name="P147">8: <text:s/>Кафедра информатики ИМиКН ДВФУ - http://imcs.dvgu.ru/works/kif.html </text:p>
          <text:p text:style-name="P147">9: <text:s/>Сайт ДВФУ - http://двфу.рф/ </text:p>
          <text:p text:style-name="P147">10: Зенкина А.О., курсовая работа на тему "Библиотека алгоритмов для генерации задач" </text:p>
          <text:p text:style-name="P147">11: <text:s/>Система контроля версий git - http://git-scm.com/ </text:p>
          <text:p text:style-name="P147">12: <text:s/>Git-хостинг github.com - https://github.com/ </text:p>
          <text:p text:style-name="P147">13: <text:s/>Система автоматической генерации тестовых заданий ЕГЭ - https://github.com/klenin/EGE </text:p>
          <text:p text:style-name="P147">14: <text:s/>Лицензия GPL2 - http://www.gnu.org/licenses/gpl-2.0.html </text:p>
          <text:p text:style-name="P147">15: <text:s/>Описаниепрограммногокомплекса SuperTest - http://ipg.h1.ru/tests/mirsanov.les/super_test.html </text:p>
          <text:p text:style-name="P147">16: Дьяченко Е.П, Редактор курсов. <text:s/>Дипломная работа </text:p>
          <text:p text:style-name="P147">17: <text:s/>Random Expression Generator - http://matlabdb.mathematik.uni-stuttgart.de/download.jsp?MC_ID=9&amp;MP_ID=118 </text:p>
          <text:p text:style-name="P147">18: <text:s/>Pinery: Генерация на основе регулярных выражений Perl - http://www.unitesk.ru/pinery/pinery-regexp.php </text:p>
          <text:p text:style-name="P147">19: <text:s/>Методика конструирования систем генерациииндивидуальных домашних заданий по математическому анализу сприменением пакетов прикладных программ - http://window.edu.ru/window_catalog/les/r24265/2000_3-4_032.pdf </text:p>
          <text:p text:style-name="P147">20: <text:s/>Модели и алгоритмы генерациизадач в компьютерном тестировании. <text:s/>Известия Томскогополитехнического университета - http://www.duskyrobin.com/tpu/2004-05-00030.pdf </text:p>
          <text:p text:style-name="P147">21: <text:s/>Язык программирования perl - http://www.perl.org/ </text:p>
          <text:p text:style-name="P147">22: <text:s/>Язык шаблоно Template::Toolkit - http://template-toolkit.org/ </text:p>
          <text:p text:style-name="P147">23: <text:s/>Writing portable Perl - http://perldoc.perl.org/perlport.html </text:p>
          <text:p text:style-name="P147">24: <text:s/>Многофункциональный текстовый редактор emacs - http://www.gnu.org/software/emacs/ </text:p>
          <text:p text:style-name="P147"><text:soft-page-break/>25: <text:s/>W3C SVG Working Group - http://www.w3.org/Graphics/SVG/ </text:p>
          <text:p text:style-name="P147">26: <text:s/>Веб браузер Mozilla Firefox - http://www.mozilla.com </text:p>
          <text:p text:style-name="P147">27: <text:s/>perl style guide - http://perldoc.perl.org/perlstyle.html </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Bitmape_20_1" draw:display-name="Bitmape 1" xlink:href="Pictures/100000000000000800000008913C8356.png" xlink:type="simple" xlink:show="embed" xlink:actuate="onLoad"/>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indent="0.170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ntitled1" style:family="paragraph" style:parent-style-name="Standard" style:class="text">
      <style:paragraph-properties fo:margin-left="0in" fo:margin-right="0in" fo:text-indent="0.1701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Диаграмма" style:family="paragraph" style:parent-style-name="Caption"/>
    <style:style style:name="Таблица" style:family="paragraph" style:parent-style-name="Caption"/>
    <style:style style:name="Illustration" style:family="paragraph" style:parent-style-name="Caption" style:class="extra"/>
    <style:style style:name="Рисунок"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3902in" fo:margin-bottom="0.3902in" fo:margin-left="1.1799in" fo:margin-right="0.3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02in" fo:margin-bottom="0.3902in" fo:margin-left="1.1799in" fo:margin-right="0.390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1-05-22T19:27:00</dc:date>
    <dc:creator>Behemoth </dc:creator>
    <meta:editing-duration>PT28H06M09S</meta:editing-duration>
    <meta:editing-cycles>68</meta:editing-cycles>
    <meta:generator>OpenOffice.org/3.2$Unix OpenOffice.org_project/320m12$Build-9483</meta:generator>
    <meta:document-statistic meta:table-count="3" meta:image-count="0" meta:object-count="1" meta:page-count="29" meta:paragraph-count="527" meta:word-count="5711" meta:character-count="43103"/>
  </office:meta>
</office:document-meta>
</file>